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Georgia" svg:font-family="Georgia"/>
    <style:font-face style:name="Palatino Linotype" svg:font-family="'Palatino Linotype'"/>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28in" style:page-number="auto"/>
      <style:text-properties fo:font-size="7.09999990463257pt" style:font-size-asian="7.09999990463257pt" style:font-size-complex="7.09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P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634in"/>
        </style:tab-stops>
      </style:paragraph-properties>
    </style:style>
    <style:style style:name="P11" style:family="paragraph" style:parent-style-name="Body_20_text_20__28_5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2"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3" style:family="paragraph" style:parent-style-name="Body_20_text_20__28_10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4" style:family="paragraph" style:parent-style-name="Body_20_text_20__28_10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5" style:family="paragraph" style:parent-style-name="Body_20_text_20__28_10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6" style:family="paragraph" style:parent-style-name="Body_20_text_20__28_7_29_" style:master-page-name="">
      <style:paragraph-properties fo:margin-left="0in" fo:margin-right="0in" fo:margin-top="0in" fo:margin-bottom="0in" loext:contextual-spacing="false" fo:line-height="0.0902in" fo:text-align="end" style:justify-single-word="false" fo:text-indent="0in" style:auto-text-indent="false" style:page-number="auto"/>
    </style:style>
    <style:style style:name="P17" style:family="paragraph" style:parent-style-name="Body_20_text_20__28_7_29_" style:master-page-name="">
      <style:paragraph-properties fo:margin-left="0in" fo:margin-right="0in" fo:margin-top="0in" fo:margin-bottom="0in" loext:contextual-spacing="false" fo:line-height="0.0902in" fo:text-align="justify" style:justify-single-word="false" fo:text-indent="0in" style:auto-text-indent="false" style:page-number="auto"/>
    </style:style>
    <style:style style:name="P18"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9" style:family="paragraph" style:parent-style-name="Body_20_text_20__28_7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0" style:family="paragraph" style:parent-style-name="Body_20_text_20__28_6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0807in" loext:contextual-spacing="false" fo:text-align="start" style:justify-single-word="false" fo:text-indent="0in" style:auto-text-indent="false" style:page-number="auto"/>
    </style:style>
    <style:style style:name="P22"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23" style:family="paragraph" style:parent-style-name="Body_20_text_20__28_9_29_" style:master-page-name="">
      <style:paragraph-properties fo:margin-left="0.1945in" fo:margin-right="0in" fo:margin-top="0in" fo:margin-bottom="0in" loext:contextual-spacing="false" fo:line-height="0.0972in" fo:text-indent="-0.1945in" style:auto-text-indent="false" style:page-number="auto">
        <style:tab-stops>
          <style:tab-stop style:position="0.7819in"/>
        </style:tab-stops>
      </style:paragraph-properties>
    </style:style>
    <style:style style:name="P24" style:family="paragraph" style:parent-style-name="Body_20_text_20__28_5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25" style:family="paragraph" style:parent-style-name="Body_20_text_20__28_5_29_" style:master-page-name="">
      <style:paragraph-properties fo:margin-left="0.5138in" fo:margin-right="0in" fo:margin-top="0in" fo:margin-bottom="0in" loext:contextual-spacing="false" fo:text-align="start" style:justify-single-word="false" fo:text-indent="-0.0972in" style:auto-text-indent="false" style:page-number="auto"/>
    </style:style>
    <style:style style:name="P26" style:family="paragraph" style:parent-style-name="Body_20_text_20__28_5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27"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28" style:family="paragraph" style:parent-style-name="Body_20_text_20__28_5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29" style:family="paragraph" style:parent-style-name="Body_20_text_20__28_5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0" style:family="paragraph" style:parent-style-name="Body_20_text_20__28_10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33" style:family="paragraph" style:parent-style-name="Body_20_text_20__28_7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34" style:family="paragraph" style:parent-style-name="Body_20_text_20__28_7_29_"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1.8465in"/>
        </style:tab-stops>
      </style:paragraph-properties>
    </style:style>
    <style:style style:name="P35" style:family="paragraph" style:parent-style-name="Body_20_text_20__28_7_29_" style:master-page-name="">
      <style:paragraph-properties fo:margin-left="0in" fo:margin-right="0in" fo:margin-top="0in" fo:margin-bottom="0in" loext:contextual-spacing="false" fo:line-height="0.0902in" fo:text-align="start" style:justify-single-word="false" fo:text-indent="0.1528in" style:auto-text-indent="false" style:page-number="auto"/>
    </style:style>
    <style:style style:name="P36" style:family="paragraph" style:parent-style-name="Body_20_text_20__28_7_29_" style:master-page-name="">
      <style:paragraph-properties fo:margin-left="0in" fo:margin-right="0in" fo:margin-top="0in" fo:margin-bottom="0in" loext:contextual-spacing="false" fo:line-height="0.0972in" fo:text-align="start" style:justify-single-word="false" fo:text-indent="0.1528in" style:auto-text-indent="false" style:page-number="auto"/>
    </style:style>
    <style:style style:name="P37" style:family="paragraph" style:parent-style-name="Body_20_text_20__28_7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8"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39" style:family="paragraph" style:parent-style-name="Body_20_text_20__28_10_29_" style:master-page-name="">
      <style:paragraph-properties fo:margin-left="0in" fo:margin-right="0in" fo:margin-top="0in" fo:margin-bottom="0.0717in" loext:contextual-spacing="false" fo:text-align="start" style:justify-single-word="false" fo:text-indent="0.1528in" style:auto-text-indent="false" style:page-number="auto"/>
    </style:style>
    <style:style style:name="P40"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43" style:family="paragraph" style:parent-style-name="Body_20_text_20__28_7_29_" style:master-page-name="">
      <style:paragraph-properties fo:margin-left="0in" fo:margin-right="0in" fo:margin-top="0in" fo:margin-bottom="0in" loext:contextual-spacing="false" fo:line-height="0.0972in" fo:text-align="start" style:justify-single-word="false" fo:text-indent="0.139in" style:auto-text-indent="false" style:page-number="auto"/>
    </style:style>
    <style:style style:name="P44" style:family="paragraph" style:parent-style-name="Body_20_text_20__28_7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45" style:family="paragraph" style:parent-style-name="Body_20_text_20__28_5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46" style:family="paragraph" style:parent-style-name="Body_20_text_20__28_6_29_" style:master-page-name="">
      <style:paragraph-properties fo:margin-left="0in" fo:margin-right="0in" fo:margin-top="0in" fo:margin-bottom="0in" loext:contextual-spacing="false" fo:text-indent="0.139in" style:auto-text-indent="false" style:page-number="auto"/>
    </style:style>
    <style:style style:name="P47" style:family="paragraph" style:parent-style-name="Body_20_text_20__28_5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48"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49" style:family="paragraph" style:parent-style-name="Body_20_text_20__28_5_29_" style:master-page-name="">
      <style:paragraph-properties fo:margin-left="0.4165in" fo:margin-right="0in" fo:margin-top="0in" fo:margin-bottom="0in" loext:contextual-spacing="false" fo:text-align="justify" style:justify-single-word="false" fo:text-indent="0in" style:auto-text-indent="false" style:page-number="auto"/>
    </style:style>
    <style:style style:name="P50" style:family="paragraph" style:parent-style-name="Body_20_text_20__28_5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51" style:family="paragraph" style:parent-style-name="Body_20_text_20__28_5_29_" style:master-page-name="">
      <style:paragraph-properties fo:margin-left="0.25in" fo:margin-right="0.1945in" fo:margin-top="0in" fo:margin-bottom="0in" loext:contextual-spacing="false" fo:line-height="0.1299in" fo:text-align="justify" style:justify-single-word="false" fo:text-indent="-0.111in" style:auto-text-indent="false" style:page-number="auto"/>
    </style:style>
    <style:style style:name="P52" style:family="paragraph" style:parent-style-name="Body_20_text_20__28_5_29_" style:master-page-name="">
      <style:paragraph-properties fo:margin-left="0.389in" fo:margin-right="0in" fo:margin-top="0in" fo:margin-bottom="0in" loext:contextual-spacing="false" fo:text-align="justify" style:justify-single-word="false" fo:text-indent="-0.0835in" style:auto-text-indent="false" style:page-number="auto"/>
    </style:style>
    <style:style style:name="P53"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54" style:family="paragraph" style:parent-style-name="Body_20_text_20__28_5_29_" style:master-page-name="">
      <style:paragraph-properties fo:margin-left="0.4028in" fo:margin-right="0in" fo:margin-top="0in" fo:margin-bottom="0in" loext:contextual-spacing="false" fo:text-align="start" style:justify-single-word="false" fo:text-indent="-0.0972in" style:auto-text-indent="false" style:page-number="auto"/>
    </style:style>
    <style:style style:name="P55" style:family="paragraph" style:parent-style-name="Body_20_text_20__28_5_29_" style:master-page-name="">
      <style:paragraph-properties fo:margin-left="0.4165in" fo:margin-right="0in" fo:margin-top="0in" fo:margin-bottom="0in" loext:contextual-spacing="false" fo:text-align="justify" style:justify-single-word="false" fo:text-indent="-0.4165in" style:auto-text-indent="false" style:page-number="auto"/>
    </style:style>
    <style:style style:name="P56" style:family="paragraph" style:parent-style-name="Body_20_text_20__28_5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57" style:family="paragraph" style:parent-style-name="Body_20_text_20__28_5_29_" style:master-page-name="">
      <style:paragraph-properties fo:margin-left="0.4165in" fo:margin-right="0in" fo:margin-top="0in" fo:margin-bottom="0in" loext:contextual-spacing="false" fo:text-align="start" style:justify-single-word="false" fo:text-indent="-0.0972in" style:auto-text-indent="false" style:page-number="auto"/>
    </style:style>
    <style:style style:name="P58" style:family="paragraph" style:parent-style-name="Body_20_text_20__28_5_29_" style:master-page-name="">
      <style:paragraph-properties fo:margin-left="0.361in" fo:margin-right="0in" fo:margin-top="0in" fo:margin-bottom="0in" loext:contextual-spacing="false" fo:text-align="start" style:justify-single-word="false" fo:text-indent="-0.2083in" style:auto-text-indent="false" style:page-number="auto"/>
    </style:style>
    <style:style style:name="P59" style:family="paragraph" style:parent-style-name="Body_20_text_20__28_5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60" style:family="paragraph" style:parent-style-name="Body_20_text_20__28_5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61" style:family="paragraph" style:parent-style-name="Body_20_text_20__28_5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62" style:family="paragraph" style:parent-style-name="Body_20_text_20__28_5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63" style:family="paragraph" style:parent-style-name="Body_20_text_20__28_5_29_" style:master-page-name="">
      <style:paragraph-properties fo:margin-left="0.25in" fo:margin-right="0in" fo:margin-top="0in" fo:margin-bottom="0in" loext:contextual-spacing="false" fo:text-align="start" style:justify-single-word="false" fo:text-indent="-0.0972in" style:auto-text-indent="false" style:page-number="auto"/>
    </style:style>
    <style:style style:name="P64" style:family="paragraph" style:parent-style-name="Body_20_text_20__28_5_29_" style:master-page-name="">
      <style:paragraph-properties fo:margin-left="0.25in" fo:margin-right="0in" fo:margin-top="0in" fo:margin-bottom="0in" loext:contextual-spacing="false" fo:line-height="0.1299in" fo:text-align="start" style:justify-single-word="false" fo:text-indent="-0.0972in" style:auto-text-indent="false" style:page-number="auto"/>
    </style:style>
    <style:style style:name="P65" style:family="paragraph" style:parent-style-name="Body_20_text_20__28_7_29_" style:master-page-name="">
      <style:paragraph-properties fo:margin-left="0.0972in" fo:margin-right="0in" fo:margin-top="0in" fo:margin-bottom="0in" loext:contextual-spacing="false" fo:text-align="justify" style:justify-single-word="false" fo:text-indent="0.0972in" style:auto-text-indent="false" style:page-number="auto">
        <style:tab-stops>
          <style:tab-stop style:position="1.7937in"/>
        </style:tab-stops>
      </style:paragraph-properties>
    </style:style>
    <style:style style:name="P66"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67"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68" style:family="paragraph" style:parent-style-name="Body_20_text_20__28_8_29_" style:master-page-name="">
      <style:paragraph-properties fo:margin-left="0.1945in" fo:margin-right="0in" fo:margin-top="0in" fo:margin-bottom="0in" loext:contextual-spacing="false" fo:line-height="0.0972in" fo:text-indent="0in" style:auto-text-indent="false" style:page-number="auto"/>
    </style:style>
    <style:style style:name="P69" style:family="paragraph" style:parent-style-name="Body_20_text_20__28_5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70" style:family="paragraph" style:parent-style-name="Body_20_text_20__28_5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71" style:family="paragraph" style:parent-style-name="Body_20_text_20__28_5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2" style:family="paragraph" style:parent-style-name="Body_20_text_20__28_5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73"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74" style:family="paragraph" style:parent-style-name="Body_20_text_20__28_5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75" style:family="paragraph" style:parent-style-name="Body_20_text_20__28_5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76" style:family="paragraph" style:parent-style-name="Body_20_text_20__28_5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77" style:family="paragraph" style:parent-style-name="Body_20_text_20__28_5_29_" style:master-page-name="">
      <style:paragraph-properties fo:margin-left="0.1528in" fo:margin-right="0.472in" fo:margin-top="0in" fo:margin-bottom="0in" loext:contextual-spacing="false" fo:text-align="start" style:justify-single-word="false" fo:text-indent="0in" style:auto-text-indent="false" style:page-number="auto"/>
    </style:style>
    <style:style style:name="P78" style:family="paragraph" style:parent-style-name="Body_20_text_20__28_5_29_" style:master-page-name="">
      <style:paragraph-properties fo:margin-left="0.3752in" fo:margin-right="0in" fo:margin-top="0in" fo:margin-bottom="0in" loext:contextual-spacing="false" fo:text-align="start" style:justify-single-word="false" fo:text-indent="-0.1252in" style:auto-text-indent="false" style:page-number="auto"/>
    </style:style>
    <style:style style:name="P79" style:family="paragraph" style:parent-style-name="Body_20_text_20__28_1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80" style:family="paragraph" style:parent-style-name="Body_20_text_20__28_5_29_" style:master-page-name="">
      <style:paragraph-properties fo:margin-left="0.25in" fo:margin-right="0in" fo:margin-top="0in" fo:margin-bottom="0in" loext:contextual-spacing="false" fo:line-height="0.1299in" fo:text-align="start" style:justify-single-word="false" fo:text-indent="-0.111in" style:auto-text-indent="false" style:page-number="auto"/>
    </style:style>
    <style:style style:name="P81" style:family="paragraph" style:parent-style-name="Body_20_text_20__28_1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82" style:family="paragraph" style:parent-style-name="Body_20_text_20__28_6_29_" style:list-style-name="L1"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83" style:family="paragraph" style:parent-style-name="Body_20_text_20__28_6_29_" style:list-style-name="L1" style:master-page-name="">
      <style:paragraph-properties fo:margin-left="0.139in" fo:margin-right="0in" fo:margin-top="0in" fo:margin-bottom="0in" loext:contextual-spacing="false" fo:text-indent="-0.139in" style:auto-text-indent="false" style:page-number="auto">
        <style:tab-stops>
          <style:tab-stop style:position="0.0217in"/>
        </style:tab-stops>
      </style:paragraph-properties>
    </style:style>
    <style:style style:name="P84" style:family="paragraph" style:parent-style-name="Body_20_text_20__28_6_29_" style:list-style-name="L5"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85" style:family="paragraph" style:parent-style-name="Heading_20__23_1" style:master-page-name="">
      <style:paragraph-properties fo:margin-left="0.1528in" fo:margin-right="0in" fo:margin-top="0in" fo:margin-bottom="0in" loext:contextual-spacing="false" fo:line-height="0.1807in" fo:keep-together="always" fo:text-indent="0in" style:auto-text-indent="false" style:page-number="auto" fo:keep-with-next="always"/>
    </style:style>
    <style:style style:name="P86" style:family="paragraph" style:parent-style-name="Body_20_text_20__28_10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87" style:family="paragraph" style:parent-style-name="Body_20_text_20__28_10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88" style:family="paragraph" style:parent-style-name="Body_20_text_20__28_2_29_" style:master-page-name="PageStyle1">
      <style:paragraph-properties fo:margin-left="0.1945in" fo:margin-right="0in" fo:margin-top="0in" fo:margin-bottom="0in" loext:contextual-spacing="false" fo:text-indent="0in" style:auto-text-indent="false" style:page-number="4"/>
    </style:style>
    <style:style style:name="P89"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9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91"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92"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93"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94"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5"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6"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7"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8"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756in"/>
        </style:tab-stops>
      </style:paragraph-properties>
    </style:style>
    <style:style style:name="P99"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00"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01"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02"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03"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104"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05"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06"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07"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811in"/>
        </style:tab-stops>
      </style:paragraph-properties>
    </style:style>
    <style:style style:name="P108"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9"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11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111"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661in"/>
        </style:tab-stops>
      </style:paragraph-properties>
    </style:style>
    <style:style style:name="P112" style:family="paragraph" style:parent-style-name="Body_20_text_20__28_2_29_" style:list-style-name="L7" style:master-page-name="PageStyle4">
      <style:paragraph-properties fo:margin-left="0.1945in" fo:margin-right="0in" fo:margin-top="0in" fo:margin-bottom="0in" loext:contextual-spacing="false" fo:text-indent="-0.1945in" style:auto-text-indent="false" style:page-number="281">
        <style:tab-stops>
          <style:tab-stop style:position="0.0028in"/>
        </style:tab-stops>
      </style:paragraph-properties>
    </style:style>
    <style:style style:name="P113" style:family="paragraph" style:parent-style-name="Body_20_text_20__28_2_29_" style:list-style-name="L2" style:master-page-name="">
      <style:paragraph-properties fo:margin-left="0.1945in" fo:margin-right="0in" fo:margin-top="0in" fo:margin-bottom="0.0654in" loext:contextual-spacing="false" fo:text-indent="-0.1945in" style:auto-text-indent="false" style:page-number="auto">
        <style:tab-stops>
          <style:tab-stop style:position="0.0063in"/>
        </style:tab-stops>
      </style:paragraph-properties>
    </style:style>
    <style:style style:name="P114" style:family="paragraph" style:parent-style-name="Body_20_text_20__28_2_29_" style:list-style-name="L8" style:master-page-name="">
      <style:paragraph-properties fo:margin-left="0.1945in" fo:margin-right="0in" fo:margin-top="0in" fo:margin-bottom="0.0835in" loext:contextual-spacing="false" fo:text-indent="-0.1945in" style:auto-text-indent="false" style:page-number="auto">
        <style:tab-stops>
          <style:tab-stop style:position="0.0098in"/>
        </style:tab-stops>
      </style:paragraph-properties>
    </style:style>
    <style:style style:name="P115" style:family="paragraph" style:parent-style-name="Body_20_text_20__28_2_29_" style:master-page-name="PageStyle3">
      <style:paragraph-properties fo:margin-left="0.1807in" fo:margin-right="0in" fo:margin-top="0in" fo:margin-bottom="0in" loext:contextual-spacing="false" fo:text-indent="-0.1807in" style:auto-text-indent="false" style:page-number="277"/>
    </style:style>
    <style:style style:name="P116"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17"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18"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19"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20"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21"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22"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23"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24"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25"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26"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055in"/>
        </style:tab-stops>
      </style:paragraph-properties>
    </style:style>
    <style:style style:name="P127" style:family="paragraph" style:parent-style-name="Body_20_text_20__28_2_29_" style:master-page-name="PageStyle6">
      <style:paragraph-properties fo:margin-left="0in" fo:margin-right="0in" fo:margin-top="0in" fo:margin-bottom="0in" loext:contextual-spacing="false" fo:text-align="end" style:justify-single-word="false" fo:text-indent="0in" style:auto-text-indent="false" style:page-number="284"/>
    </style:style>
    <style:style style:name="P128"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129"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689in"/>
        </style:tab-stops>
      </style:paragraph-properties>
    </style:style>
    <style:style style:name="P130"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31"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32" style:family="paragraph" style:parent-style-name="Body_20_text_20__28_5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366in"/>
        </style:tab-stops>
      </style:paragraph-properties>
    </style:style>
    <style:style style:name="P133" style:family="paragraph" style:parent-style-name="Body_20_text_20__28_5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55in"/>
        </style:tab-stops>
      </style:paragraph-properties>
    </style:style>
    <style:style style:name="P134" style:family="paragraph" style:parent-style-name="Body_20_text_20__28_5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457in"/>
        </style:tab-stops>
      </style:paragraph-properties>
    </style:style>
    <style:style style:name="P135" style:family="paragraph" style:parent-style-name="Body_20_text_20__28_5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36" style:family="paragraph" style:parent-style-name="Body_20_text_20__28_5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7" style:family="paragraph" style:parent-style-name="Body_20_text_20__28_5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8" style:family="paragraph" style:parent-style-name="Body_20_text_20__28_5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1in"/>
        </style:tab-stops>
      </style:paragraph-properties>
    </style:style>
    <style:style style:name="P139" style:family="paragraph" style:parent-style-name="Body_20_text_20__28_5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661in"/>
        </style:tab-stops>
      </style:paragraph-properties>
    </style:style>
    <style:style style:name="P140" style:family="paragraph" style:parent-style-name="Body_20_text_20__28_5_29_" style:list-style-name="L8" style:master-page-name="PageStyle5">
      <style:paragraph-properties fo:margin-left="0.1945in" fo:margin-right="0in" fo:margin-top="0in" fo:margin-bottom="0in" loext:contextual-spacing="false" fo:text-align="justify" style:justify-single-word="false" fo:text-indent="-0.1945in" style:auto-text-indent="false" style:page-number="282">
        <style:tab-stops>
          <style:tab-stop style:position="0.0063in"/>
        </style:tab-stops>
      </style:paragraph-properties>
    </style:style>
    <style:style style:name="P141" style:family="paragraph" style:parent-style-name="Body_20_text_20__28_5_29_" style:list-style-name="L11" style:master-page-name="PageStyle7">
      <style:paragraph-properties fo:margin-left="0.1945in" fo:margin-right="0in" fo:margin-top="0in" fo:margin-bottom="0in" loext:contextual-spacing="false" fo:text-align="justify" style:justify-single-word="false" fo:text-indent="-0.1945in" style:auto-text-indent="false" style:page-number="285">
        <style:tab-stops>
          <style:tab-stop style:position="-0.0339in"/>
        </style:tab-stops>
      </style:paragraph-properties>
    </style:style>
    <style:style style:name="P142" style:family="paragraph" style:parent-style-name="Body_20_text_20__28_5_29_" style:master-page-name="PageStyle2">
      <style:paragraph-properties fo:margin-left="0.5138in" fo:margin-right="0in" fo:margin-top="0in" fo:margin-bottom="0in" loext:contextual-spacing="false" fo:text-align="start" style:justify-single-word="false" fo:text-indent="-0.0972in" style:auto-text-indent="false" style:page-number="276"/>
    </style:style>
    <style:style style:name="P143" style:family="paragraph" style:parent-style-name="Body_20_text_20__28_5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98in"/>
        </style:tab-stops>
      </style:paragraph-properties>
    </style:style>
    <style:style style:name="P144" style:family="paragraph" style:parent-style-name="Body_20_text_20__28_5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45" style:family="paragraph" style:parent-style-name="Body_20_text_20__28_3_29_" style:master-page-name="PageStyle0">
      <style:paragraph-properties fo:margin-left="0.1528in" fo:margin-right="0in" fo:margin-top="0in" fo:margin-bottom="0.0417in" loext:contextual-spacing="false" fo:line-height="0.1181in" fo:text-indent="0in" style:auto-text-indent="false" style:page-number="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547in" fo:margin-right="2.054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547in" fo:margin-right="2.102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3244in" fo:margin-right="2.0445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44"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2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2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2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2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2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2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3"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2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2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45"><text:span text:style-name="CharStyle4">THE EPISTLE TO THE</text:span></text:p>
        <text:h text:style-name="P85" text:outline-level="1"><text:bookmark-start text:name="bookmark0"/><text:span text:style-name="CharStyle6">HEBREWS</text:span><text:bookmark-end text:name="bookmark0"/></text:h>
      </text:section>
      <text:section text:style-name="Sect2" text:name="Section1">
        <text:p text:style-name="P2"/>
        <text:p text:style-name="P1"/>
      </text:section>
      <text:section text:style-name="Sect3" text:name="Section2">
        <text:p text:style-name="Body_20_text_20__28_4_29__20__2b__20_DropCap2">I<text:span text:style-name="CharStyle8">Many were the forms and fashions in which God spoke of old to our fathers by the 2 prophets, but in these days at the end he has spoken to us by a Son—a Son whom he has ap­pointed heir of the universe, as it was by him that he created </text:span><text:span text:style-name="CharStyle10">3</text:span><text:span text:style-name="CharStyle8"> the world. He, reflecting God’s bright glory and stamped with God’s own character, sustains the universe with his word of power; when he had secured our purification from sins, he sat down at the right hand of the </text:span><text:span text:style-name="CharStyle10">4</text:span><text:span text:style-name="CharStyle8"> Majesty on high; and thus he is superior to the angels, as he has inherited a Name superior to </text:span><text:span text:style-name="CharStyle10">5</text:span><text:span text:style-name="CharStyle8"> theirs. For to what angel did God ever say,</text:span></text:p>
        <text:p text:style-name="P69"><text:span text:style-name="CharStyle12">‘Thou art my son, to-day have I become thy father’?</text:span></text:p>
        <text:p text:style-name="P46"><text:span text:style-name="CharStyle14">Or again,</text:span></text:p>
        <text:p text:style-name="P69"><text:span text:style-name="CharStyle12">‘I will be a father to him, and he shall be a son to me’?</text:span></text:p>
        <text:list xml:id="list4051786654910428938" text:style-name="L1">
          <text:list-item>
            <text:p text:style-name="P82"><text:span text:style-name="CharStyle14"><text:tab/>And further, when introducing the First-born into the world, he says,</text:span></text:p>
          </text:list-item>
        </text:list>
        <text:p text:style-name="P78"><text:span text:style-name="CharStyle12">‘Let aU God’s angels worship him.’</text:span></text:p>
        <text:list xml:id="list172832179207878" text:continue-numbering="true" text:style-name="L1">
          <text:list-item>
            <text:p text:style-name="P83"><text:span text:style-name="CharStyle15"><text:tab/></text:span><text:span text:style-name="CharStyle14">While he says of angels,</text:span></text:p>
          </text:list-item>
        </text:list>
        <text:p text:style-name="P78"><text:span text:style-name="CharStyle12">‘Who turns his angels into winds,</text:span></text:p>
        <text:p text:style-name="P78"><text:span text:style-name="CharStyle12">his servants into flames of fire,’</text:span></text:p>
        <text:list xml:id="list172831862990047" text:continue-numbering="true" text:style-name="L1">
          <text:list-item>
            <text:p text:style-name="P82"><text:span text:style-name="CharStyle14"><text:tab/>he says of the Son,</text:span></text:p>
          </text:list-item>
        </text:list>
        <text:p text:style-name="P78"><text:span text:style-name="CharStyle12">‘God is thy throne for ever and ever,</text:span></text:p>
        <text:p text:style-name="P78"><text:span text:style-name="CharStyle12">thy royal sceptre is the sceptre of equity:</text:span></text:p>
        <text:list xml:id="list172832796681665" text:continue-numbering="true" text:style-name="L1">
          <text:list-item>
            <text:p text:style-name="P132"><text:span text:style-name="CharStyle16"><text:tab/></text:span><text:span text:style-name="CharStyle12">thoy, hast loved justice and hated lawlessness* therefore God, thy God, has consecrated thee </text:span><text:span text:style-name="CharStyle17">*</text:span><text:span text:style-name="CharStyle18"> Heading Avoplav instead of ASixlav.</text:span></text:p>
          </text:list-item>
        </text:list>
        <text:p text:style-name="P76"><text:span text:style-name="CharStyle12">with the oil of rejoicing beyond thy comrades</text:span><text:span text:style-name="CharStyle19">’—</text:span></text:p>
        <text:p text:style-name="P10"><text:span text:style-name="CharStyle21">and,<text:tab/>io</text:span></text:p>
        <text:p text:style-name="P60"><text:span text:style-name="CharStyle12">‘Thou didst found the earth at the beginning, </text:span><text:span text:style-name="CharStyle16">0</text:span><text:span text:style-name="CharStyle12"> Lord, and the heavens are the work of thy hands;</text:span></text:p>
        <text:p text:style-name="P76"><text:span text:style-name="CharStyle12">they shall perish, but thou re-</text:span><text:span text:style-name="CharStyle19"> 11 </text:span><text:span text:style-name="CharStyle12">mainest,</text:span></text:p>
        <text:p text:style-name="P76"><text:span text:style-name="CharStyle12">they shall all be worn out like a garment,</text:span></text:p>
        <text:p text:style-name="P76"><text:span text:style-name="CharStyle12">thou wilt roll them up like a</text:span><text:span text:style-name="CharStyle19"> 12 </text:span><text:span text:style-name="CharStyle12">mantle and</text:span><text:span text:style-name="CharStyle19"> * </text:span><text:span text:style-name="CharStyle12">they shall be changed,</text:span></text:p>
        <text:p text:style-name="P77"><text:span text:style-name="CharStyle12">but thou art the same, and thy years never fail.’</text:span></text:p>
        <text:p text:style-name="P12"><text:span text:style-name="CharStyle19">To what angel did he ever say, 13 </text:span><text:span text:style-name="CharStyle12">‘Sit at my right hand, till I make your enemies a foot-stool for your feet’?</text:span></text:p>
        <text:p text:style-name="P9"><text:span text:style-name="CharStyle21">Are not all angels merely spirits 14 in the divine service, commis­sioned for the benefit of those who are to inherit salvation?</text:span></text:p>
        <text:p text:style-name="P31"><text:span text:style-name="CharStyle21">We must therefore pay all </text:span><text:span text:style-name="CharStyle22">e\ </text:span><text:span text:style-name="CharStyle21">the more attention to what “ we have heard, lest we drift away. For if the divine 2 word spoken by angels held good, if transgression and dis­obedience met with due punish­ment in every case, how shall </text:span><text:span text:style-name="CharStyle23">3 </text:span><text:span text:style-name="CharStyle21">we escape the penalty of neglect­ing a salvation which was origi­nally proclaimed by the Lord himself and guaranteed to us by those who heard him, while God 4 corroborated their testimony with signs and wonders and a variety of miraculous powers, distributing the holy Spirit as it pleased him.</text:span></text:p>
        <text:p text:style-name="P31"><text:span text:style-name="CharStyle21">For the world to come, of </text:span><text:span text:style-name="CharStyle23">5 </text:span><text:span text:style-name="CharStyle21">which I am speaking, was not</text:span></text:p>
        <text:p text:style-name="P37"><text:span text:style-name="CharStyle25">* Omitting [*; IpAxiov], which has been repeated from the previous line.</text:span></text:p>
      </text:section>
      <text:section text:style-name="Sect4" text:name="Section3">
        <text:p text:style-name="P88"><text:span text:style-name="CharStyle21">put under the control of angels.</text:span></text:p>
        <text:list xml:id="list6971947076130559591" text:style-name="L2">
          <text:list-item>
            <text:p text:style-name="P89"><text:span text:style-name="CharStyle21"><text:tab/>One writer, as we know, has af­firmed,</text:span></text:p>
          </text:list-item>
        </text:list>
        <text:p text:style-name="P59"><text:span text:style-name="CharStyle12">What is man, that thou art mindful of him? or the son of man, that thou carest for him?</text:span></text:p>
        <text:list xml:id="list172832992540806" text:continue-numbering="true" text:style-name="L2">
          <text:list-item>
            <text:p text:style-name="P133"><text:span text:style-name="CharStyle12"><text:tab/>For a little while thou hast put</text:span></text:p>
          </text:list-item>
        </text:list>
        <text:p text:style-name="P71"><text:span text:style-name="CharStyle12">him lower than the angels, crowning him with glory and honour,</text:span></text:p>
        <text:list xml:id="list172833019473849" text:continue-numbering="true" text:style-name="L2">
          <text:list-item>
            <text:p text:style-name="P134"><text:span text:style-name="CharStyle19"><text:tab/></text:span><text:span text:style-name="CharStyle12">putting ad things under his</text:span></text:p>
          </text:list-item>
        </text:list>
        <text:p text:style-name="P71"><text:span text:style-name="CharStyle12">feet*</text:span></text:p>
        <text:p text:style-name="P66"><text:span text:style-name="CharStyle21">Now by </text:span><text:span text:style-name="CharStyle22">putting all things under </text:span><text:span text:style-name="CharStyle21">him, the writer meant to leave nothing outside his control. But, as it is, we do not yet see </text:span><text:span text:style-name="CharStyle22">all</text:span></text:p>
        <text:list xml:id="list172832853475055" text:continue-numbering="true" text:style-name="L2">
          <text:list-item>
            <text:p text:style-name="P89"><text:span text:style-name="CharStyle21"><text:tab/></text:span><text:span text:style-name="CharStyle22">things controlled</text:span><text:span text:style-name="CharStyle21"> by man; what we do see is Jesus </text:span><text:span text:style-name="CharStyle22">who was put lower than the angels for a little while</text:span><text:span text:style-name="CharStyle21"> to suffer death, and who has been </text:span><text:span text:style-name="CharStyle22">crowned with glory and honour,</text:span><text:span text:style-name="CharStyle21"> that by God’s grace he might taste death for every-</text:span></text:p>
          </text:list-item>
          <text:list-item>
            <text:p text:style-name="P91"><text:span text:style-name="CharStyle21"><text:tab/>one. In bringing many sons to glory, it was befitting that He for whom and by whom the universe exists, should perfect the Pioneer of their salvation by</text:span></text:p>
          </text:list-item>
          <text:list-item>
            <text:p text:style-name="P91"><text:span text:style-name="CharStyle21"><text:tab/>suffering. For sanctifier and sanctified have all one origin. That is why he is not ashamed to call them brothers, saying,</text:span></text:p>
          </text:list-item>
          <text:list-item>
            <text:p text:style-name="P133"><text:span text:style-name="CharStyle19"><text:tab/></text:span><text:span text:style-name="CharStyle12">‘I will proclaim thy name to</text:span></text:p>
          </text:list-item>
        </text:list>
        <text:p text:style-name="P71"><text:span text:style-name="CharStyle12">my brothers,</text:span></text:p>
        <text:p text:style-name="P56"><text:span text:style-name="CharStyle12">in the midst of the church I will sing of thee,’</text:span></text:p>
        <text:list xml:id="list172832653488636" text:continue-numbering="true" text:style-name="L2">
          <text:list-item>
            <text:p text:style-name="P94"><text:span text:style-name="CharStyle21"><text:tab/>and again,</text:span></text:p>
          </text:list-item>
        </text:list>
        <text:p text:style-name="P75"><text:span text:style-name="CharStyle12">‘I will put my trust in him,’ </text:span><text:span text:style-name="CharStyle19">and again,</text:span></text:p>
        <text:p text:style-name="P61"><text:span text:style-name="CharStyle12">‘Here am I and the children God has given me.’</text:span></text:p>
        <text:list xml:id="list172832177997228" text:continue-numbering="true" text:style-name="L2">
          <text:list-item>
            <text:p text:style-name="P94"><text:span text:style-name="CharStyle21"><text:tab/>Since the children then share blood and flesh, he himself partic­ipated in their nature, so that by dying he might crush him who wields the power of death (that</text:span></text:p>
          </text:list-item>
          <text:list-item>
            <text:p text:style-name="P113"><text:span text:style-name="CharStyle21"><text:tab/>is to say, the devil) and release from thraldom those who lay</text:span></text:p>
          </text:list-item>
        </text:list>
        <text:p text:style-name="P68"><text:span text:style-name="CharStyle33">‘Omitting </text:span><text:span text:style-name="CharStyle32">xal xaT£&lt;m)&lt;nt; oixiv ijtl</text:span></text:p>
        <text:p text:style-name="P23"><text:span text:style-name="CharStyle36">xa</text:span><text:span text:style-name="CharStyle37"> £qyoi t&amp;v</text:span><text:span text:style-name="CharStyle35"><text:tab/>oav.</text:span></text:p>
        <text:p text:style-name="P9"><text:span text:style-name="CharStyle21">under a life-long fear of death. (For of course it is not angels 16 that </text:span><text:span text:style-name="CharStyle22">he succours,</text:span><text:span text:style-name="CharStyle21"> it is </text:span><text:span text:style-name="CharStyle22">the off­spring of Abraham.)</text:span><text:span text:style-name="CharStyle21"> He had to 1</text:span><text:span text:style-name="CharStyle22">7 </text:span><text:span text:style-name="CharStyle21">resemble his brothers in every respect, in order to prove a mer­ciful and faithful high priest in things divine, to expiate the sins of the People; it is as he 18 suffered by his temptations that he is able to help the tempted.</text:span></text:p>
        <text:p text:style-name="P31"><text:span text:style-name="CharStyle21">Holy brothers, you who 0 participate in a heavenly call- ing, look at Jesus then, at the apostle and high priest of our confession; he is faithful to Him a who appointed him. For while Moses also was </text:span><text:span text:style-name="CharStyle22">faithful in every department of God’s house, </text:span><text:span text:style-name="CharStyle21">Jesus has been adjudged greater 3 glory than Moses, inasmuch as the founder of a house enjoys greater honour than the house itself. (Every house is founded 4 by someone, but God is the founder of all.) Besides, while 5 Moses was </text:span><text:span text:style-name="CharStyle22">faithful in every de­partment of God’s house</text:span><text:span text:style-name="CharStyle21"> as an attendant—by way of witness to the coming revelation—Christ is </text:span><text:span text:style-name="CharStyle38">6 </text:span><text:span text:style-name="CharStyle21">faithful as a Son over God’s house.</text:span></text:p>
        <text:p text:style-name="P31"><text:span text:style-name="CharStyle21">Now we are this house of God, if we will only hold on, confident and proud of our hope.* There- </text:span><text:span text:style-name="CharStyle23">7 </text:span><text:span text:style-name="CharStyle21">fore, as the Holy Spirit says,</text:span></text:p>
        <text:p text:style-name="P58"><text:span text:style-name="CharStyle12">To-day, when you hear his voice,</text:span></text:p>
        <text:p text:style-name="P69"><text:span text:style-name="CharStyle12">harden not your hearts as</text:span><text:span text:style-name="CharStyle19"> 8 </text:span><text:span text:style-name="CharStyle12">at the Provocation, on the day of the Tempta­tion in the desert,</text:span></text:p>
        <text:p text:style-name="P58"><text:span text:style-name="CharStyle12">where your fathers put me to 9 the proof,</text:span></text:p>
        <text:p text:style-name="P26"><text:span text:style-name="CharStyle12">and for forty years felt what </text:span><text:span text:style-name="CharStyle16">1</text:span><text:span text:style-name="CharStyle12"> could do.</text:span></text:p>
        <text:p text:style-name="P58"><text:span text:style-name="CharStyle12">Therefore I grew exasperated.</text:span><text:span text:style-name="CharStyle19"> 10 </text:span><text:span text:style-name="CharStyle12">with that generation,</text:span></text:p>
        <text:p text:style-name="P33"><text:span text:style-name="CharStyle39">*</text:span><text:span text:style-name="CharStyle25"> Omitting </text:span><text:span text:style-name="CharStyle39">ptXPi</text:span><text:span text:style-name="CharStyle25"> t£Xou; fjeftaiav, which has probably been inserted from ver. 14, where the same words occur in a similar connexion.</text:span></text:p>
      </text:section>
      <text:section text:style-name="Sect4" text:name="Section4">
        <text:p text:style-name="P142"><text:span text:style-name="CharStyle12">I said, ‘They are always astray in their heart’:</text:span></text:p>
        <text:p text:style-name="P25"><text:span text:style-name="CharStyle12">They would not learn my ways;</text:span></text:p>
        <text:p text:style-name="P11"><text:span text:style-name="CharStyle19">ri </text:span><text:span text:style-name="CharStyle12">so I swore in my anger,</text:span></text:p>
        <text:p text:style-name="P25"><text:span text:style-name="CharStyle12">‘they shall never enter my Rest.’</text:span></text:p>
        <text:list xml:id="list1434195657248207064" text:style-name="L3">
          <text:list-item>
            <text:p text:style-name="P98"><text:span text:style-name="CharStyle21"><text:tab/>Brothers, take care lest there be a wicked, unbelieving heart in any of you, moving you to be apostates from the living God.</text:span></text:p>
          </text:list-item>
          <text:list-item>
            <text:p text:style-name="P99"><text:span text:style-name="CharStyle21"><text:tab/>Rather admonish one another daily, so long as this word </text:span><text:span text:style-name="CharStyle22">To­day</text:span><text:span text:style-name="CharStyle21"> is uttered, that none of you may be deceived by sin and</text:span></text:p>
          </text:list-item>
          <text:list-item>
            <text:p text:style-name="P99"><text:span text:style-name="CharStyle21"><text:tab/></text:span><text:span text:style-name="CharStyle22">hardened.</text:span><text:span text:style-name="CharStyle21"> For we only partici­pate in Christ provided that we hold firm to the very end the confidence with which we</text:span></text:p>
          </text:list-item>
        </text:list>
        <text:p text:style-name="P22"><text:span text:style-name="CharStyle21">25 started, this word ever sounding in our ears,</text:span></text:p>
        <text:p text:style-name="P57"><text:span text:style-name="CharStyle12">To-day, when you hear his voice,</text:span></text:p>
        <text:p text:style-name="P57"><text:span text:style-name="CharStyle12">harden not your hearts as at the Provocation.</text:span></text:p>
        <text:list xml:id="list172760182125336" text:style-name="L2">
          <text:list-item>
            <text:p text:style-name="P94"><text:span text:style-name="CharStyle21"><text:tab/>Who heard and yet </text:span><text:span text:style-name="CharStyle22">provoked </text:span><text:span text:style-name="CharStyle21">him? Was it not all who left Egypt under the leadership of</text:span></text:p>
          </text:list-item>
          <text:list-item>
            <text:p text:style-name="P94"><text:span text:style-name="CharStyle21"><text:tab/>Moses? And with whom was he </text:span><text:span text:style-name="CharStyle22">exasperated for forty years? </text:span><text:span text:style-name="CharStyle21">Was it not with those who sinned, whose </text:span><text:span text:style-name="CharStyle22">corpses fell in the</text:span></text:p>
          </text:list-item>
          <text:list-item>
            <text:p text:style-name="P135"><text:span text:style-name="CharStyle19"><text:tab/></text:span><text:span text:style-name="CharStyle12">desert?</text:span><text:span text:style-name="CharStyle19"> And to whom </text:span><text:span text:style-name="CharStyle12">did he swear that they would never enter his Rest?</text:span><text:span text:style-name="CharStyle19"> To whom but</text:span></text:p>
          </text:list-item>
          <text:list-item>
            <text:p text:style-name="P100"><text:span text:style-name="CharStyle21"><text:tab/>those who disobeyed? Thus we see it was owing to unbelief that they could not enter.</text:span></text:p>
          </text:list-item>
        </text:list>
        <text:p text:style-name="Body_20_text_20__28_4_29__20__2b__20_DropCap3">4<text:span text:style-name="CharStyle8"><text:tab/>Well then, as the promise of entrance into his Rest is still left to us, let us be afraid of any­one being judged to have missed 2 it. For we have had the good news as well as they; only, the message they heard was of no use to them, because it did not meet with * faith in the hearers. 3 For we do </text:span><text:span text:style-name="CharStyle41">enter the Rest</text:span></text:p>
        <text:p text:style-name="P65"><text:span text:style-name="CharStyle25">* Reading<text:tab/>or</text:span></text:p>
        <text:p text:style-name="P19"><text:span text:style-name="CharStyle25">wyxexeaijivo; -with the Old Latin* the Peshitto, etc.</text:span></text:p>
        <text:p text:style-name="P9"><text:span text:style-name="CharStyle21">by our faith: according to his word,</text:span></text:p>
        <text:p text:style-name="P29"><text:span text:style-name="CharStyle12">As I swore in my anger,</text:span></text:p>
        <text:p text:style-name="P63"><text:span text:style-name="CharStyle12">they shall never enter my Rest</text:span><text:span text:style-name="CharStyle19">—</text:span></text:p>
        <text:p text:style-name="P9"><text:span text:style-name="CharStyle21">although </text:span><text:span text:style-name="CharStyle22">his works</text:span><text:span text:style-name="CharStyle21"> were all over, by the foundation of the world.</text:span></text:p>
        <text:p text:style-name="P9"><text:span text:style-name="CharStyle21">For he says this somewhere 4 about the seventh day: </text:span><text:span text:style-name="CharStyle22">And God rested from all Ms works on the seventh day.</text:span><text:span text:style-name="CharStyle21"> And again in </text:span><text:span text:style-name="CharStyle23">5 </text:span><text:span text:style-name="CharStyle21">this passage, </text:span><text:span text:style-name="CharStyle22">they shall never en­ter my Rest.</text:span><text:span text:style-name="CharStyle21"> Since then it is </text:span><text:span text:style-name="CharStyle23">6 </text:span><text:span text:style-name="CharStyle21">reserved for some </text:span><text:span text:style-name="CharStyle22">to enter it, </text:span><text:span text:style-name="CharStyle21">and since those who formerly got the good news failed to enter, owing to their disobedience, he </text:span><text:span text:style-name="CharStyle38">7</text:span><text:span text:style-name="CharStyle22">: </text:span><text:span text:style-name="CharStyle21">again fixes a day; </text:span><text:span text:style-name="CharStyle22">To-day</text:span><text:span text:style-name="CharStyle21">—as he says in ‘David’ after so long an interval and as has been already quoted—</text:span></text:p>
        <text:p text:style-name="P63"><text:span text:style-name="CharStyle12">To-day, when you hear his voice,</text:span></text:p>
        <text:p text:style-name="P29"><text:span text:style-name="CharStyle12">harden not your hearts.</text:span></text:p>
        <text:p text:style-name="P9"><text:span text:style-name="CharStyle21">Thus if Joshua had given them </text:span><text:span text:style-name="CharStyle23">8 </text:span><text:span text:style-name="CharStyle21">Rest, God would not speak later about another day. There is a 9 sabbath-Rest, then, reserved still for the People of God (for once 10 </text:span><text:span text:style-name="CharStyle22">a man enters His rest,</text:span><text:span text:style-name="CharStyle21"> he </text:span><text:span text:style-name="CharStyle22">rests from work</text:span><text:span text:style-name="CharStyle21"> just as God did).</text:span></text:p>
        <text:p text:style-name="P38"><text:span text:style-name="CharStyle21">Let us be eager then </text:span><text:span text:style-name="CharStyle22">to enter</text:span><text:span text:style-name="CharStyle21"> n </text:span><text:span text:style-name="CharStyle22">that Rest,</text:span><text:span text:style-name="CharStyle21"> lest anyone fall into the same sort of disobedience. For the Logos of God is a living 12 thing, active and more cutting than any sword with double edge, penetrating to the very division of soul and spirit, joints and marrow—scrutinizing the very thoughts and conceptions of the heart. And no created 13 thing is hidden from him; all things lie open and exposed be­fore the eyes of him with whom we have to reckon.</text:span></text:p>
        <text:p text:style-name="P31"><text:span text:style-name="CharStyle21">As we have a great high priest, 14 then, who has passed through the heavens, Jesus the Son of God, let us hold fast to our con-</text:span></text:p>
        <text:p text:style-name="P115"><text:span text:style-name="CharStyle21">*5 fession; for ours is no high priest who cannot have sympathy with our weaknesses, but one who has been tempted in every respect like ourselves, yet without sin-</text:span></text:p>
        <text:list xml:id="list414930375925600013" text:style-name="L4">
          <text:list-item>
            <text:p text:style-name="P116"><text:span text:style-name="CharStyle21"><text:tab/>ning. So let us approach the throne of grace with confidence, that we may receive mercy and find grace to help us in the hour of need.</text:span></text:p>
          </text:list-item>
        </text:list>
        <text:p text:style-name="P20"><text:span text:style-name="CharStyle14">Every high priest who is se­lected from men and ap­pointed to act on behalf of men in things divine, offering gifts</text:span></text:p>
        <text:p text:style-name="P27"><text:span text:style-name="CharStyle21">a and sacrifices for sins, can deal gently with those who err through ignorance, since he him­self is beset with weakness—</text:span></text:p>
        <text:list xml:id="list6710643859273932620" text:style-name="L5">
          <text:list-item>
            <text:p text:style-name="P118"><text:span text:style-name="CharStyle21"><text:tab/>which obliges him to present offerings for his own sins as well</text:span></text:p>
          </text:list-item>
          <text:list-item>
            <text:p text:style-name="P118"><text:span text:style-name="CharStyle21"><text:tab/>as for those of the People. Also, it is an office which no one elects to take for himself; he is called to it by God, just as Aaron was.</text:span></text:p>
          </text:list-item>
          <text:list-item>
            <text:p text:style-name="P118"><text:span text:style-name="CharStyle21"><text:tab/>Similarly Christ was not raised to the glory of the high priest­hood by himself but by Him who declared to him,</text:span></text:p>
          </text:list-item>
        </text:list>
        <text:p text:style-name="P59"><text:span text:style-name="CharStyle12">Thou art my son, to-day have I become thy father.</text:span></text:p>
        <text:list xml:id="list172832283699038" text:continue-numbering="true" text:style-name="L5">
          <text:list-item>
            <text:p text:style-name="P118"><text:span text:style-name="CharStyle21"><text:tab/>Just as elsewhere he says,</text:span></text:p>
          </text:list-item>
        </text:list>
        <text:p text:style-name="P52"><text:span text:style-name="CharStyle12">Thou art a priest for ever, with the rank of Melchize- dek.</text:span></text:p>
        <text:list xml:id="list172831682699130" text:continue-numbering="true" text:style-name="L5">
          <text:list-item>
            <text:p text:style-name="P118"><text:span text:style-name="CharStyle21"><text:tab/>In the days of his flesh, with bit­ter cries and tears, he offered prayers and supplications to Him who was able to save him from death; and he was heard,</text:span></text:p>
          </text:list-item>
          <text:list-item>
            <text:p text:style-name="P118"><text:span text:style-name="CharStyle21"><text:tab/>because of his godly fear. Thus, Son though he was, he learned by all he suffered how to obey,</text:span></text:p>
          </text:list-item>
          <text:list-item>
            <text:p text:style-name="P118"><text:span text:style-name="CharStyle21"><text:tab/>and by being thus perfected he became the source of eternal sal-</text:span></text:p>
          </text:list-item>
          <text:list-item>
            <text:p text:style-name="P117"><text:span text:style-name="CharStyle21"><text:tab/>vation for all who obey him, be­ing designated by God high priest </text:span><text:span text:style-name="CharStyle22">with the rank of Mel- chizedek.</text:span></text:p>
          </text:list-item>
          <text:list-item>
            <text:p text:style-name="P84"><text:span text:style-name="CharStyle14"><text:tab/>On this point I have a great deal to say, which it is hard to</text:span></text:p>
          </text:list-item>
        </text:list>
        <text:p text:style-name="P15"><text:span text:style-name="CharStyle43">make intelligible to you For you have grown dull of hearing. Though by this time you should ia be teaching other people, you still need someone to teach you once more the rudimentary prin­ciples of the divine revelation. You still need milk, not solid food. (For anyone who is fed 13 on milk is unskilled in moral truth; he is a mere babe. Where- 14 as solid food is for the mature, for those who have their facul­ties trained by exercise to dis­tinguish good and evil.)</text:span></text:p>
        <text:p text:style-name="P31"><text:span text:style-name="CharStyle21">Let _ us pass on then to </text:span><text:span text:style-name="CharStyle22">fl </text:span><text:span text:style-name="CharStyle21">what is mature, leaving ele-” mentary Christian doctrine be­hind, instead of laying the foundation over again with re­pentance from dead works, with faith in God, with instruction 2 about ablutions and the laying on of hands, about the resurrec­tion of the dead and eternal pun­ishment. With God’s permis- 3 sion, we will take this step.* For in the case of people who 4 have been once enlightened, who tasted the heavenly Gift, who participated in the holy Spirit, who tasted the goodness of God’s 5 word and the powers of the world to come, and then fell away—it is impossible to make </text:span><text:span text:style-name="CharStyle38">6 </text:span><text:span text:style-name="CharStyle21">them repent afresh, since they crucify the Son of God in their own persons and hold him up to obloquy. For </text:span><text:span text:style-name="CharStyle22">land</text:span><text:span text:style-name="CharStyle21"> which ab- </text:span><text:span text:style-name="CharStyle23">7 </text:span><text:span text:style-name="CharStyle21">sorbs the rain that often falls on it, and bears </text:span><text:span text:style-name="CharStyle22">plants</text:span><text:span text:style-name="CharStyle21"> that are useful to those for whom it is tilled, receives a blessing from God; whereas, if it </text:span><text:span text:style-name="CharStyle22">•produces</text:span><text:span text:style-name="CharStyle21"> 8 </text:span><text:span text:style-name="CharStyle22">thorns and thistles,</text:span><text:span text:style-name="CharStyle21"> it is repro­bate and on the verge of being </text:span><text:span text:style-name="CharStyle22">cursed</text:span><text:span text:style-name="CharStyle21">—its fate is to be burned.</text:span></text:p>
        <text:p text:style-name="P39"><text:span text:style-name="CharStyle43">Though I say this, beloved, I 9 feel sure you will take the better</text:span></text:p>
        <text:p text:style-name="P35"><text:span text:style-name="CharStyle25">* Reading not.fiaoti.ev instead of noifjacotiev.</text:span></text:p>
        <text:p text:style-name="P13"><text:span text:style-name="CharStyle43">course that means salvation.</text:span></text:p>
        <text:list xml:id="list172759619111141" text:style-name="L1">
          <text:list-item>
            <text:p text:style-name="P86"><text:span text:style-name="CharStyle43"><text:tab/>God is not unfair; he will not forget what you have done, nor the love you have shown for his sake in ministering, as you still</text:span></text:p>
          </text:list-item>
          <text:list-item>
            <text:p text:style-name="P86"><text:span text:style-name="CharStyle43"><text:tab/>do, to the saints. It is my heart’s desire that each of you would prove equally keen upon real­izing your full hope to the very</text:span></text:p>
          </text:list-item>
          <text:list-item>
            <text:p text:style-name="P86"><text:span text:style-name="CharStyle43"><text:tab/>end, so that, instead of being slack, you may imitate those who inherit the promises by their stedfast </text:span><text:soft-page-break/><text:span text:style-name="CharStyle43">faith.</text:span></text:p>
          </text:list-item>
          <text:list-item>
            <text:p text:style-name="P87"><text:span text:style-name="CharStyle43"><text:tab/>For in making a promise to Abraham God </text:span><text:span text:style-name="CharStyle44">swore by himself </text:span><text:span text:style-name="CharStyle43">(since he could swear by none</text:span></text:p>
          </text:list-item>
          <text:list-item>
            <text:p text:style-name="P136"><text:span text:style-name="CharStyle19"><text:tab/>greater), </text:span><text:span text:style-name="CharStyle16">1</text:span><text:span text:style-name="CharStyle12"> mil indeed, bless you</text:span></text:p>
          </text:list-item>
          <text:list-item>
            <text:p text:style-name="P86"><text:span text:style-name="CharStyle43"><text:tab/></text:span><text:span text:style-name="CharStyle44">and multiply you.</text:span><text:span text:style-name="CharStyle43"> Thus it was that by stedfastness Abraham obtained what he had been</text:span></text:p>
          </text:list-item>
          <text:list-item>
            <text:p text:style-name="P86"><text:span text:style-name="CharStyle43"><text:tab/>promised. For as men swear by a greater than themselves, and as an oath means to them a guarantee that ends any dispute,</text:span></text:p>
          </text:list-item>
          <text:list-item>
            <text:p text:style-name="P86"><text:span text:style-name="CharStyle43"><text:tab/>God, in his desire to afford the heirs of the Promise a special proof of the solid character of his purpose, interposed with an</text:span></text:p>
          </text:list-item>
          <text:list-item>
            <text:p text:style-name="P86"><text:span text:style-name="CharStyle43"><text:tab/>oath; so that by these two solid facts (the Promise and the Oath), where it is impossible for God to be false, we refugees might have strong encouragement to seize</text:span></text:p>
          </text:list-item>
          <text:list-item>
            <text:p text:style-name="P86"><text:span text:style-name="CharStyle43"><text:tab/>the hope set before us, anchor­ing the soul to it safe and secure, as </text:span><text:span text:style-name="CharStyle44">it enters the inner</text:span><text:span text:style-name="CharStyle43"> Presence </text:span><text:span text:style-name="CharStyle44">behind the veil.</text:span></text:p>
          </text:list-item>
          <text:list-item>
            <text:p text:style-name="P87"><text:span text:style-name="CharStyle43"><text:tab/>There Jesus entered for us in advance, when he became high priest </text:span><text:span text:style-name="CharStyle44">for ever with the rank of</text:span></text:p>
          </text:list-item>
        </text:list>
        <text:p text:style-name="Body_20_text_20__28_11_29__20__2b__20_DropCap1">7<text:span text:style-name="CharStyle46"> Melchizedek.</text:span><text:span text:style-name="CharStyle48"> For </text:span><text:span text:style-name="CharStyle46">Melehize- dek, king of Salem, priest of the Most High God, who met Abraham on his return from the slaughter of the kings and 2 blessed him,</text:span><text:span text:style-name="CharStyle48"> who had </text:span><text:span text:style-name="CharStyle46">a tenth art of everything</text:span><text:span text:style-name="CharStyle48"> assigned him y </text:span><text:span text:style-name="CharStyle46">Abraham</text:span><text:span text:style-name="CharStyle48">—this Melchizedek is primarily a </text:span><text:span text:style-name="CharStyle46">king of righteous­ness</text:span><text:span text:style-name="CharStyle48"> (such is the meaning of his name); then, besides that, </text:span><text:span text:style-name="CharStyle46">king</text:span></text:p>
        <text:p text:style-name="P9"><text:span text:style-name="CharStyle22">of Salem</text:span><text:span text:style-name="CharStyle21"> (which means, king of peace). He has neither father 3 nor mother nor genealogy, neither a beginning to his days nor an end of his life, but, re­sembling God’s Son, continues to be priest permanently. Mark 4 the dignity of this man; the pa­triarch </text:span><text:span text:style-name="CharStyle22">Abraham paid</text:span><text:span text:style-name="CharStyle21"> him </text:span><text:span text:style-name="CharStyle22">a tenth</text:span><text:span text:style-name="CharStyle21"> of the spoils. Those sons 5 of Levi who receive the priestly office are indeed ordered by law to tithe the people (that is, their brothers), although the lat­ter are descended from Abra­ham; but he who had no Leviti- 6 cal genealogy actually tithed Abraham and </text:span><text:span text:style-name="CharStyle22">blessed</text:span><text:span text:style-name="CharStyle21"> the posses­sor of the promises! (And there 7 is no question that it is the in­ferior who is blessed by the su­perior.) Again, it is mortal men 8 in the one case who receive </text:span><text:span text:style-name="CharStyle22">tithes,</text:span><text:span text:style-name="CharStyle21"> while in the other it is one of whom the witness is that ‘he lives.’ In fact, we might almost </text:span><text:span text:style-name="CharStyle22">9 </text:span><text:span text:style-name="CharStyle21">say that even Levi the receiver of tithes paid tithes through Abraham; for he was still in the 10 loins of his father when </text:span><text:span text:style-name="CharStyle22">Mel­chizedek met him.</text:span><text:span text:style-name="CharStyle21"> Further, 11 if the Levitical priesthood had been the means of reaching per­fection (for it was on the basis of that priesthood that the Law was enacted for the People), why was it still necessary for another sort of priest to emerge </text:span><text:span text:style-name="CharStyle22">with the rank of Melchizedek,</text:span><text:span text:style-name="CharStyle21"> instead of simply </text:span><text:span text:style-name="CharStyle22">with the rank</text:span><text:span text:style-name="CharStyle21"> of Aaron (for when the priesthood is 12 changed, a change of law neces­sarily follows)? He who is thus 13 described belongs to another tribe, no member of which ever devoted himself to the altar; for 14 it is evident that our Lord sprang from Judah, and Moses never mentioned priesthood in connection with that tribe. This 15 becomes all the more plain when</text:span></text:p>
        <text:p text:style-name="P67"><text:span text:style-name="CharStyle21">another </text:span><text:span text:style-name="CharStyle22">-priest</text:span><text:span text:style-name="CharStyle21"> emerges </text:span><text:span text:style-name="CharStyle22">resem-</text:span></text:p>
        <text:list xml:id="list2052311993238624608" text:style-name="L6">
          <text:list-item>
            <text:p text:style-name="P95"><text:span text:style-name="CharStyle21"><text:tab/></text:span><text:span text:style-name="CharStyle22">bling Melchizedek,</text:span><text:span text:style-name="CharStyle21"> one who has become priest by the power of an indissoluble Life and not by the law of an external command;</text:span></text:p>
          </text:list-item>
          <text:list-item>
            <text:p text:style-name="P92"><text:span text:style-name="CharStyle21"><text:tab/>for the witness to him is,</text:span></text:p>
          </text:list-item>
        </text:list>
        <text:p text:style-name="P24"><text:span text:style-name="CharStyle12">Thou art priest for ever, with<text:line-break/>the rank of Melchizedek.</text:span></text:p>
        <text:list xml:id="list172832299622789" text:continue-numbering="true" text:style-name="L6">
          <text:list-item>
            <text:p text:style-name="P92"><text:span text:style-name="CharStyle21"><text:tab/>A previous command is set aside on account of its weakness and</text:span></text:p>
          </text:list-item>
          <text:list-item>
            <text:p text:style-name="P92"><text:span text:style-name="CharStyle21"><text:tab/>uselessness (for the Law made nothing perfect), and there is introduced a better Hope, by means of which we can draw near to God.</text:span></text:p>
          </text:list-item>
          <text:list-item>
            <text:p text:style-name="P103"><text:span text:style-name="CharStyle21"><text:tab/>A better Hope, because it was not promised apart from an oath.</text:span></text:p>
          </text:list-item>
          <text:list-item>
            <text:p text:style-name="P104"><text:span text:style-name="CharStyle21"><text:tab/>Previous priests became priests apart from any oath, but he has an oath from Him who said to him,</text:span></text:p>
          </text:list-item>
        </text:list>
        <text:p text:style-name="P62"><text:soft-page-break/><text:span text:style-name="CharStyle12">The Lord has sworn, and he will not change Ms mind, thou art a priest for ever.</text:span></text:p>
        <text:list xml:id="list172831761874932" text:continue-numbering="true" text:style-name="L6">
          <text:list-item>
            <text:p text:style-name="P104"><text:span text:style-name="CharStyle21"><text:tab/>And this makes Jesus surety for a superior covenant.</text:span></text:p>
          </text:list-item>
          <text:list-item>
            <text:p text:style-name="P104"><text:span text:style-name="CharStyle21"><text:tab/>Also, while they became priests in large numbers, since death prevents them from continuing</text:span></text:p>
          </text:list-item>
          <text:list-item>
            <text:p text:style-name="P104"><text:span text:style-name="CharStyle21"><text:tab/>to serve, he holds his priesthood without any successor, since he</text:span></text:p>
          </text:list-item>
          <text:list-item>
            <text:p text:style-name="P104"><text:span text:style-name="CharStyle21"><text:tab/>continues </text:span><text:span text:style-name="CharStyle22">for ever.</text:span><text:span text:style-name="CharStyle21"> Hence for all time he is able to save those who approach God through him, since he is always living to inter­cede on their behalf.</text:span></text:p>
          </text:list-item>
          <text:list-item>
            <text:p text:style-name="P103"><text:span text:style-name="CharStyle21"><text:tab/>Such was the high priest for us, saintly, innocent, unstained, lifted high above the heavens,</text:span></text:p>
          </text:list-item>
          <text:list-item>
            <text:p text:style-name="P104"><text:span text:style-name="CharStyle21"><text:tab/>far from all contact with the sinful, one who has no need, like yonder high priests, day by day to offer sacrifices first for their own sins and then for those of the People—he did that once for</text:span></text:p>
          </text:list-item>
          <text:list-item>
            <text:p text:style-name="P104"><text:span text:style-name="CharStyle21"><text:tab/>all in offering up himself. For the Law appoints human beings in their weakness to the priest­hood; but the word of the Oath appoints a Son who is made per­fect </text:span><text:span text:style-name="CharStyle22">for ever.</text:span></text:p>
          </text:list-item>
        </text:list>
        <text:p text:style-name="P42"><text:span text:style-name="CharStyle21">The point * of all this is, we o do have such a high priest, O one who is </text:span><text:span text:style-name="CharStyle22">seated at the right hand</text:span><text:span text:style-name="CharStyle21"> of the throne of Majesty in the heavens, and who officiates in 2 </text:span><text:span text:style-name="CharStyle22">the</text:span><text:span text:style-name="CharStyle21"> sanctuary or true </text:span><text:span text:style-name="CharStyle22">tabernacle set up by the Lord</text:span><text:span text:style-name="CharStyle21"> and not by man.</text:span></text:p>
        <text:p text:style-name="P42"><text:span text:style-name="CharStyle21">Now, as every high priest is 3 appointed to offer gifts and sac­rifices, he too must have some­thing to offer. Were he on earth, 4 he would not be a priest at all, for there are priests already to offer the gifts prescribed by Law (men who serve a mere outline 5 and shadow of the heavenly— as Moses was instructed, when he was about to execute the building of the tabernacle: </text:span><text:span text:style-name="CharStyle22">see, </text:span><text:span text:style-name="CharStyle21">God said, </text:span><text:span text:style-name="CharStyle22">that you make every­thing after the pattern shown you upon the mountain).</text:span><text:span text:style-name="CharStyle21"> As it 6 is, however, the divine service he has obtained is superior, owing to the fact that he mediates a superior covenant, enacted with superior promises. For if the </text:span><text:span text:style-name="CharStyle23">7 </text:span><text:span text:style-name="CharStyle21">first covenant had been faultless, there would have been no occa­sion for a second. Whereas God 8 does find fault with the people of that covenant, when he says:</text:span></text:p>
        <text:p text:style-name="P51"><text:span text:style-name="CharStyle12">The day is coming, saith the Lord,</text:span></text:p>
        <text:p text:style-name="P51"><text:span text:style-name="CharStyle12">when I will conclude a new covenant with the house of Israel and with the house of Judah.</text:span></text:p>
        <text:p text:style-name="P51"><text:span text:style-name="CharStyle12">It will not be on the lines of the covenant </text:span><text:span text:style-name="CharStyle16">1</text:span><text:span text:style-name="CharStyle12"> -made with their fathers,</text:span></text:p>
        <text:p text:style-name="P80"><text:span text:style-name="CharStyle12">on the day I took them by the</text:span><text:span text:style-name="CharStyle19"> 9 </text:span><text:span text:style-name="CharStyle12">hand to lead out of Egypt’s land;</text:span></text:p>
        <text:p text:style-name="P51"><text:span text:style-name="CharStyle12">for they would, not hold to my covenant,</text:span></text:p>
        <text:p text:style-name="P44"><text:span text:style-name="CharStyle25">* Or, as Coverdale translates, “the pith.” “All this" means “all the previous argument.”</text:span></text:p>
        <text:p text:style-name="P47"><text:span text:style-name="CharStyle12">so I let them, alone, saith the Lord.</text:span></text:p>
        <text:p text:style-name="P55"><text:span text:style-name="CharStyle19">io </text:span><text:span text:style-name="CharStyle12">This is the covenant l will make with the house of Is­rael when that day comes, saith the Lord;</text:span></text:p>
        <text:p text:style-name="P47"><text:span text:style-name="CharStyle12">I will set my laws within their mind,</text:span></text:p>
        <text:p text:style-name="P47"><text:span text:style-name="CharStyle12">inscribing them upon their hearts;</text:span></text:p>
        <text:p text:style-name="P47"><text:span text:style-name="CharStyle12">l will be a God to them,</text:span></text:p>
        <text:p text:style-name="P47"><text:span text:style-name="CharStyle12">and they shall be a People to me;</text:span></text:p>
        <text:p text:style-name="P55"><text:span text:style-name="CharStyle18">XI </text:span><text:span text:style-name="CharStyle12">one citizen will no longer teach his fellow,</text:span></text:p>
        <text:p text:style-name="P47"><text:span text:style-name="CharStyle12">one man will no longer teach his brother,</text:span></text:p>
        <text:p text:style-name="P47"><text:span text:style-name="CharStyle12">saying, ‘Know the Lord,’</text:span></text:p>
        <text:p text:style-name="P47"><text:span text:style-name="CharStyle12">for all are to know me, low and high together.</text:span></text:p>
        <text:list xml:id="list172758947692753" text:style-name="L5">
          <text:list-item>
            <text:p text:style-name="P143"><text:span text:style-name="CharStyle19"><text:tab/></text:span><text:span text:style-name="CharStyle12">I will be merciful to their in­</text:span></text:p>
          </text:list-item>
        </text:list>
        <text:p text:style-name="P50"><text:span text:style-name="CharStyle12">iquities,</text:span></text:p>
        <text:p text:style-name="P47"><text:span text:style-name="CharStyle12">and remember their sins no more.</text:span></text:p>
        <text:list xml:id="list172831691071596" text:continue-numbering="true" text:style-name="L5">
          <text:list-item>
            <text:p text:style-name="P119"><text:span text:style-name="CharStyle21"><text:tab/>By saying ‘a </text:span><text:span text:style-name="CharStyle22">new</text:span><text:span text:style-name="CharStyle21"> covenant,’ he antiquates the first. And what­ever is antiquated and aged is on the verge of vanishing.</text:span></text:p>
          </text:list-item>
        </text:list>
        <text:p text:style-name="Body_20_text_20__28_4_29__20__2b__20_DropCap4"><text:soft-page-break/>9<text:span text:style-name="CharStyle8"> The first covenant had indeed its regulations for worship 2 and a mundane sanctuary. A tent was set up, the outer tent, containing the lampstand, the table, and the loaves of the Presence; this is called the Holy 3 place. But behind the second veil was the tent called the Holy 4 of Holies, containing the golden altar of incense, and also the ark of the covenant covered all over with gold, which held the golden pot of manna, the rod of Aaron that once blossomed, and the 5 tablets of the covenant; above this were the cherubim of the Glory, overshadowing the mercy seat. It is impossible for me at present to discuss all this in de- 6 tail, but here are the arrange­ments for worship.</text:span></text:p>
        <text:p text:style-name="P48"><text:span text:style-name="CharStyle21">The priests constantly enter</text:span></text:p>
        <text:p text:style-name="P9"><text:span text:style-name="CharStyle21">the first tent, in the discharge of their ritual duties, but the sec- 7 ond tent is entered only once a year by the high priest alone— and it must not be without blood, which he presents on be­half of himself and the errors of the People. By this the holy 8 Spirit means that the way into the Holiest Presence was not dis­closed so long as the first tent (which foreshadowed the present 9 age) was still standing, with its offerings of gifts and sacrifices which cannot possibly make the conscience of the worshipper per­fect, since they relate merely to io food and drink and a variety of ablutions—outward regulations for the body, that only hold till the period of the New Order.</text:span></text:p>
        <text:p text:style-name="P40"><text:span text:style-name="CharStyle21">But when Christ arrived as the </text:span><text:span text:style-name="CharStyle50">ii </text:span><text:span text:style-name="CharStyle21">high priest of the bliss that was to be, he passed through the greater and more perfect tent which no hands had made (no part, that is to say, of the pres­ent order), not taking any blood 12 of goats and oxen but his own blood, and so entered once for all into the Holy place, securing a redemption that is eternal. For if the blood of goats and 13 bulls and the ashes of a heifer, sprinkled on defiled persons, give them a holiness that bears on bodily purity, how much more 14 shall the blood of Christ, who in the spirit of the eternal offered himself as an unblemished sac­rifice to God, cleanse your con­science from dead works to serve a living God?</text:span></text:p>
        <text:p text:style-name="P40"><text:span text:style-name="CharStyle21">He mediates a new covenant 15 for this reason, that those who have been called may obtain the eternal inheritance they have been promised, now that a death has occurred which redeems them from transgressions in­volved in the first covenant.</text:span></text:p>
      </text:section>
      <text:section text:style-name="Sect4" text:name="Section5">
        <text:list xml:id="list976501300387100355" text:style-name="L7">
          <text:list-item>
            <text:p text:style-name="P112"><text:span text:style-name="CharStyle21"><text:tab/>Thus, in the case of a will, the death of the testator must be</text:span></text:p>
          </text:list-item>
          <text:list-item>
            <text:p text:style-name="P105"><text:span text:style-name="CharStyle21"><text:tab/>announced, for a will only holds in cases of death; it is never valid so long as the testator is</text:span></text:p>
          </text:list-item>
          <text:list-item>
            <text:p text:style-name="P96"><text:span text:style-name="CharStyle21"><text:tab/>alive. Hence even the first covenant of God’s will was not inaugurated apart from blood;</text:span></text:p>
          </text:list-item>
          <text:list-item>
            <text:p text:style-name="P96"><text:span text:style-name="CharStyle21"><text:tab/>for after Moses had announced every command in the Law to all the people, he took the blood of calves and goats, together with water, scarlet wool and hyssop, sprinkling the book and</text:span></text:p>
          </text:list-item>
          <text:list-item>
            <text:p text:style-name="P137"><text:span text:style-name="CharStyle19"><text:tab/>all the people, and saying, </text:span><text:span text:style-name="CharStyle12">This is the blood of that covenant which is God’s command for</text:span></text:p>
          </text:list-item>
          <text:list-item>
            <text:p text:style-name="P106"><text:span text:style-name="CharStyle21"><text:tab/></text:span><text:span text:style-name="CharStyle22">you.</text:span><text:span text:style-name="CharStyle21"> He even sprinkled with blood the tent and all the uten­sils of worship in the same way.</text:span></text:p>
          </text:list-item>
          <text:list-item>
            <text:p text:style-name="P106"><text:span text:style-name="CharStyle21"><text:tab/>In fact, one might almost say that by Law everything is cleansed with blood. No blood</text:span></text:p>
          </text:list-item>
          <text:list-item>
            <text:p text:style-name="P106"><text:span text:style-name="CharStyle21"><text:tab/>shed, no remission of sins! Now, while the copies of the heavenly things had to be cleansed with sacrifices like these, the heavenly things themselves required no-</text:span></text:p>
          </text:list-item>
          <text:list-item>
            <text:p text:style-name="P106"><text:span text:style-name="CharStyle21"><text:tab/>bier sacrifices. For Christ has not entered a holy place which human hands have made (a mere type of the reality!); he has entered heaven itself, now to appear in the presence of God</text:span></text:p>
          </text:list-item>
          <text:list-item>
            <text:p text:style-name="P106"><text:span text:style-name="CharStyle21"><text:tab/>on our behalf. Nor was it to offer himself repeatedly, like the high priest entering the holy place every year with blood that</text:span></text:p>
          </text:list-item>
          <text:list-item>
            <text:p text:style-name="P106"><text:span text:style-name="CharStyle21"><text:tab/>was not his own:—for in that case he would have had to suffer repeatedly, ever since the world was founded. Nay, once for all, at the end of the world, he has appeared with his self-sacrifice</text:span></text:p>
          </text:list-item>
          <text:list-item>
            <text:p text:style-name="P106"><text:span text:style-name="CharStyle21"><text:tab/>to abolish sin. (And just as it is appointed for men to die once</text:span></text:p>
          </text:list-item>
          <text:list-item>
            <text:p text:style-name="P106"><text:span text:style-name="CharStyle21"><text:tab/>and after that to be judged, so Christ, after being once sacri­ficed to bear the sins of many, will appear again, not to deal with sin but for the saving of</text:span></text:p>
          </text:list-item>
        </text:list>
        <text:p text:style-name="P9"><text:span text:style-name="CharStyle21">those who are on the outlook for him.)</text:span></text:p>
        <text:p text:style-name="P41"><text:span text:style-name="CharStyle21">For as the Law has a "| mere shadow of the bliss that is to be, instead of repre­senting the reality of that bliss, it never can perfect those who draw near with the same annual sacrifices that are perpetually offered. Otherwise, they would 2 surely have ceased to be offered; for the worshippers, once cleansed, would no longer be conscious of sin! As it is, the 3 sacrifices are an annual reminder of sins (but a reminder, for the 4 blood of bulls and goats cannot possibly remove sins!). Hence, </text:span><text:span text:style-name="CharStyle23">5 </text:span><text:span text:style-name="CharStyle21">on entering the world he says,</text:span></text:p>
        <text:p text:style-name="P45"><text:span text:style-name="CharStyle12">Thou hast no desire for sac­rifice or offering; it is a body thou hast pre­pared for me</text:span><text:span text:style-name="CharStyle19">—</text:span></text:p>
        <text:p text:style-name="P72"><text:span text:style-name="CharStyle12">in holocausts and sin-offer-</text:span><text:span text:style-name="CharStyle19"> 6 </text:span><text:span text:style-name="CharStyle12">ings thou takest no de­light.</text:span></text:p>
        <text:p text:style-name="P72"><text:span text:style-name="CharStyle12">So I said, ‘Here l come—in</text:span><text:span text:style-name="CharStyle19"> </text:span><text:span text:style-name="CharStyle51">7 </text:span><text:span text:style-name="CharStyle12">the roll of the book this is written of me</text:span><text:span text:style-name="CharStyle19">—</text:span></text:p>
        <text:p text:style-name="P45"><text:span text:style-name="CharStyle12">I come to do thy will, </text:span><text:span text:style-name="CharStyle16">0</text:span><text:span text:style-name="CharStyle12"> God.’</text:span></text:p>
        <text:p text:style-name="P11"><text:span text:style-name="CharStyle19">He begins by saying, </text:span><text:span text:style-name="CharStyle12">thou hast</text:span><text:span text:style-name="CharStyle19"> 8 </text:span><text:span text:style-name="CharStyle12">no desire for, thou takest no de­light in, sacrifice and offerings and holocausts and sin-offerings </text:span><text:span text:style-name="CharStyle19">(and these are what are offered in terms of the Law); he then 9 adds, </text:span><text:span text:style-name="CharStyle12">Here I come to do thy will.</text:span></text:p>
        <text:p text:style-name="P9"><text:span text:style-name="CharStyle21">He does away with the first in order to establish the second. And it is by this </text:span><text:span text:style-name="CharStyle22">will</text:span><text:span text:style-name="CharStyle21"> that we 10 are consecrated, because Jesus Christ once for all has </text:span><text:span text:style-name="CharStyle22">offered</text:span><text:span text:style-name="CharStyle21"> up his </text:span><text:span text:style-name="CharStyle22">body.</text:span></text:p>
        <text:p text:style-name="P41"><text:span text:style-name="CharStyle21">Again, while every priest* n stands daily at his service, offer­ing the same sacrifice repeat­edly, sacrifices which never can take sins away, He offered a 12 single sacrifice for sins and then </text:span><text:span text:style-name="CharStyle22">seated, himself</text:span><text:span text:style-name="CharStyle21"> for all time </text:span><text:span text:style-name="CharStyle22">at the</text:span></text:p>
        <text:p text:style-name="P43"><text:span text:style-name="CharStyle39">*</text:span><text:span text:style-name="CharStyle25"> Reading lesefig instead of </text:span><text:span text:style-name="CharStyle39">iexmeev;.</text:span></text:p>
        <text:list xml:id="list4555783153961175978" text:style-name="L8">
          <text:list-item>
            <text:p text:style-name="P140"><text:span text:style-name="CharStyle19"><text:tab/></text:span><text:span text:style-name="CharStyle12">right hand, of God,</text:span><text:span text:style-name="CharStyle19"> to wait </text:span><text:span text:style-name="CharStyle12">until his enemies are made a footstool</text:span></text:p>
          </text:list-item>
          <text:list-item>
            <text:p text:style-name="P101"><text:span text:style-name="CharStyle21"><text:tab/></text:span><text:span text:style-name="CharStyle22">for Ms feet.</text:span><text:span text:style-name="CharStyle21"> For by a single offering he has made the sancti-</text:span></text:p>
          </text:list-item>
          <text:list-item>
            <text:p text:style-name="P101"><text:span text:style-name="CharStyle21"><text:tab/>fied perfect for all time. Besides, we have the testimony of the holy Spirit; for after saying,</text:span></text:p>
          </text:list-item>
          <text:list-item>
            <text:p text:style-name="P138"><text:span text:style-name="CharStyle19"><text:tab/></text:span><text:span text:style-name="CharStyle12">This is the covenant 1 will</text:span></text:p>
          </text:list-item>
        </text:list>
        <text:p text:style-name="P49"><text:span text:style-name="CharStyle12">make with them when that day comes, saith the Lord,</text:span></text:p>
        <text:p text:style-name="P47"><text:span text:style-name="CharStyle52">1</text:span><text:span text:style-name="CharStyle12"> will set my laws upon their hearts,</text:span></text:p>
        <text:p text:style-name="P75"><text:span text:style-name="CharStyle12">inscribing them upon their minds, </text:span><text:span text:style-name="CharStyle19">he adds,</text:span></text:p>
        <text:list xml:id="list172832648848211" text:continue-numbering="true" text:style-name="L8">
          <text:list-item>
            <text:p text:style-name="P138"><text:span text:style-name="CharStyle19"><text:tab/></text:span><text:span text:style-name="CharStyle12">And their sins and breaches of</text:span></text:p>
          </text:list-item>
        </text:list>
        <text:p text:style-name="P49"><text:span text:style-name="CharStyle12">the Law </text:span><text:span text:style-name="CharStyle16">1</text:span><text:span text:style-name="CharStyle12"> will remember no more.</text:span></text:p>
        <text:list xml:id="list172831271074395" text:continue-numbering="true" text:style-name="L8">
          <text:list-item>
            <text:p text:style-name="P114"><text:span text:style-name="CharStyle21"><text:tab/>Now where these are remitted, an offering for sin exists no longer.</text:span></text:p>
          </text:list-item>
          <text:list-item>
            <text:p text:style-name="P107"><text:span text:style-name="CharStyle21"><text:tab/>Brothers, since we thus have confidence to enter the holy Presence in virtue of the blood</text:span></text:p>
          </text:list-item>
          <text:list-item>
            <text:p text:style-name="P108"><text:span text:style-name="CharStyle21"><text:tab/>of Jesus, by the fresh, living way which he has inaugurated for us through the veil (that is, through</text:span></text:p>
          </text:list-item>
          <text:list-item>
            <text:p text:style-name="P108"><text:span text:style-name="CharStyle21"><text:tab/>his flesh), and since we have </text:span><text:span text:style-name="CharStyle22">a great Priest over the house of</text:span></text:p>
          </text:list-item>
          <text:list-item>
            <text:p text:style-name="P108"><text:span text:style-name="CharStyle21"><text:tab/></text:span><text:span text:style-name="CharStyle22">God,</text:span><text:span text:style-name="CharStyle21"> let us draw near with a true heart, in absolute assurance of faith, our hearts sprinkled clean from a bad conscience, and our</text:span></text:p>
          </text:list-item>
          <text:list-item>
            <text:p text:style-name="P108"><text:span text:style-name="CharStyle21"><text:tab/>bodies washed in pure water; let us hold the hope we avow with­out wavering (for we can rely on him who gave us the Prom-</text:span></text:p>
          </text:list-item>
          <text:list-item>
            <text:p text:style-name="P108"><text:span text:style-name="CharStyle21"><text:tab/>ise); and let us consider how to stir up one another to love and</text:span></text:p>
          </text:list-item>
          <text:list-item>
            <text:p text:style-name="P108"><text:span text:style-name="CharStyle21"><text:tab/>good deeds, not ceasing to meet together, as is the habit of some, but admonishing one another— all the more so, as you see the</text:span></text:p>
          </text:list-item>
          <text:list-item>
            <text:p text:style-name="P108"><text:span text:style-name="CharStyle21"><text:tab/>Day drawing near. For if we sin deliberately, after receiv­ing the knowledge of the Truth, there is no longer any sacrifice</text:span></text:p>
          </text:list-item>
          <text:list-item>
            <text:p text:style-name="P108"><text:span text:style-name="CharStyle21"><text:tab/>for sins left, nothing but an awful outlook of doom, of that </text:span><text:span text:style-name="CharStyle22">burning Wrath</text:span><text:span text:style-name="CharStyle21"> which will </text:span><text:span text:style-name="CharStyle22">con­</text:span></text:p>
          </text:list-item>
        </text:list>
        <text:p text:style-name="P9"><text:span text:style-name="CharStyle22">sume the foes</text:span><text:span text:style-name="CharStyle21"> of God. Anyone 28 who has rejected the law of Moses </text:span><text:span text:style-name="CharStyle22">dies</text:span><text:span text:style-name="CharStyle21"> without mercy, </text:span><text:span text:style-name="CharStyle22">on the evidence of two or three wit­nesses.</text:span><text:span text:style-name="CharStyle21"> How much heavier, do 29 you suppose, will be the punish­ment assigned to him who has spumed the Son of God, who has profaned </text:span><text:span text:style-name="CharStyle22">the covenant-blood </text:span><text:span text:style-name="CharStyle21">with which he was sanctified, who has insulted the Spirit of grace? We know who said, 30 </text:span><text:span text:style-name="CharStyle22">Vengeance is mine, I will exact a requital:</text:span><text:span text:style-name="CharStyle21"> and again, </text:span><text:span text:style-name="CharStyle22">The Lord will pass sentence on Ms people.</text:span></text:p>
        <text:p text:style-name="P9"><text:span text:style-name="CharStyle21">It is an awful thing to fall into 31 the hands of the living God.</text:span></text:p>
        <text:p text:style-name="P41"><text:span text:style-name="CharStyle21">Recall the former days when, 32 after you were enlightened, you endured a hard struggle of suf­fering, partly by being held up </text:span><text:span text:style-name="CharStyle23">33 </text:span><text:span text:style-name="CharStyle21">yourselves to obloquy and anguish, partly by making common cause with those who fared thus; for you did sympa- </text:span><text:span text:style-name="CharStyle23">34 </text:span><text:span text:style-name="CharStyle21">thize with those in prison, and you took the confiscation of your own belongings cheerfully, con­scious that elsewhere you had higher, you had lasting posses­sions. Now do not drop that </text:span><text:span text:style-name="CharStyle23">35 </text:span><text:span text:style-name="CharStyle21">confidence of yours; it carries with it a rich hope of reward. Steady patience is what you 36 need, so that after doing the will of God you may receive what you were promised. For </text:span><text:span text:style-name="CharStyle22">in</text:span><text:span text:style-name="CharStyle21"> </text:span><text:span text:style-name="CharStyle23">37 </text:span><text:span text:style-name="CharStyle22">a little, a very little</text:span><text:span text:style-name="CharStyle21"> now,</text:span></text:p>
        <text:p text:style-name="P79"><text:span text:style-name="CharStyle54">The Coming One will arrive without delay.</text:span></text:p>
        <text:p text:style-name="P81"><text:span text:style-name="CharStyle54">Meantime my just man is to</text:span><text:span text:style-name="CharStyle55"> 38 </text:span><text:span text:style-name="CharStyle54">live on by his faith; if he shrinks back, my soul takes no delight in him.</text:span></text:p>
        <text:p text:style-name="P9"><text:span text:style-name="CharStyle21">We are not the men to shrink </text:span><text:span text:style-name="CharStyle23">39 </text:span><text:span text:style-name="CharStyle21">back and be lost, but to have faith and so to win our souls.</text:span></text:p>
        <text:p text:style-name="P41"><text:span text:style-name="CharStyle21">Now faith means that wei </text:span><text:span text:style-name="CharStyle56">1 </text:span><text:span text:style-name="CharStyle21">are confident of what we hope for, convinced of what we</text:span></text:p>
        <text:p text:style-name="P27"><text:span text:style-name="CharStyle57">a </text:span><text:span text:style-name="CharStyle21">do not see. It was for this that the men of old won their record.</text:span></text:p>
        <text:list xml:id="list5814746606998443273" text:style-name="L9">
          <text:list-item>
            <text:p text:style-name="P120"><text:span text:style-name="CharStyle21"><text:tab/>It is by faith we understand that the world was fashioned by the word of God, and thus the visible was made out of the invisible.</text:span></text:p>
          </text:list-item>
          <text:list-item>
            <text:p text:style-name="P122"><text:span text:style-name="CharStyle21"><text:tab/>It was by faith that Abel offered God a richer sacrifice than Cain did, and thus won from God the record of being ‘just,’ on the score </text:span><text:soft-page-break/><text:span text:style-name="CharStyle21">of what he gave; he died, but by his faith he is speaking</text:span></text:p>
          </text:list-item>
          <text:list-item>
            <text:p text:style-name="P122"><text:span text:style-name="CharStyle21"><text:tab/>to us still. It was by faith that Enoch was taken to heaven, so that he never died </text:span><text:span text:style-name="CharStyle22">(he was not overtaken by death, for God had taken him away).</text:span><text:span text:style-name="CharStyle21"> For be­fore he was taken to heaven, his record was that </text:span><text:span text:style-name="CharStyle22">he had satis-</text:span></text:p>
          </text:list-item>
          <text:list-item>
            <text:p text:style-name="P122"><text:span text:style-name="CharStyle21"><text:tab/></text:span><text:span text:style-name="CharStyle22">fied</text:span><text:span text:style-name="CharStyle21"> * </text:span><text:span text:style-name="CharStyle22">God;</text:span><text:span text:style-name="CharStyle21"> and apart from faith it is impossible </text:span><text:span text:style-name="CharStyle22">to satisfy him,</text:span><text:span text:style-name="CharStyle21"> for the man who draws near to God must believe that he exists and that he does reward those who</text:span></text:p>
          </text:list-item>
          <text:list-item>
            <text:p text:style-name="P122"><text:span text:style-name="CharStyle21"><text:tab/>seek him. It was by faith that Noah, after being told by God of what was still unseen, reverently constructed an ark to save his household; thus he con­demned the world and became heir of the righteousness that fol-</text:span></text:p>
          </text:list-item>
          <text:list-item>
            <text:p text:style-name="P122"><text:span text:style-name="CharStyle21"><text:tab/>lows faith. It was by faith that Abraham obeyed his call to </text:span><text:span text:style-name="CharStyle22">go forth</text:span><text:span text:style-name="CharStyle21"> to a place which he would receive as an inheritance; he went forth, although he did not know where he was to go.</text:span></text:p>
          </text:list-item>
          <text:list-item>
            <text:p text:style-name="P122"><text:span text:style-name="CharStyle21"><text:tab/>It was by faith that he </text:span><text:span text:style-name="CharStyle22">so­journed</text:span><text:span text:style-name="CharStyle21"> in the promised land, as in a foreign country, residing in tents, as did Isaac and Jacob who were co-heirs with him of</text:span></text:p>
          </text:list-item>
          <text:list-item>
            <text:p text:style-name="P124"><text:span text:style-name="CharStyle21"><text:tab/>the same promise; he was wait­ing for the City with its fixed foundations, whose builder and</text:span></text:p>
          </text:list-item>
          <text:list-item>
            <text:p text:style-name="P124"><text:span text:style-name="CharStyle21"><text:tab/>maker is God. It was by faith that even Sara got strength to conceive, bearing a son when she</text:span></text:p>
          </text:list-item>
        </text:list>
        <text:p text:style-name="P16"><text:span text:style-name="CharStyle25">* Here, as elsewhere, “satisfy” Is used</text:span></text:p>
        <text:p text:style-name="P17"><text:span text:style-name="CharStyle25">In the sense of a servant giving satisfac­tion to his master.</text:span></text:p>
        <text:p text:style-name="P9"><text:span text:style-name="CharStyle21">was past the age for it—because she considered that she could rely on Him who gave the promise. Thus a single man, </text:span><text:span text:style-name="CharStyle58">12 </text:span><text:span text:style-name="CharStyle21">though physically impotent, had issue in number </text:span><text:span text:style-name="CharStyle22">like the stars in heaven, countless as the sand on the seashore.</text:span><text:span text:style-name="CharStyle21"> (These all died in </text:span><text:span text:style-name="CharStyle23">13 </text:span><text:span text:style-name="CharStyle21">faith without obtaining the promises; they only saw them far away and hailed them, owning that they were </text:span><text:span text:style-name="CharStyle22">‘strangers and ex­iles</text:span><text:span text:style-name="CharStyle21"> upon earth.’ Now people 14 who speak in this way plainly show that they are in search of a fatherland. If they thought of 15 the land they have left behind, they would have time to go back, but they really aspire to the bet- 16 ter land in heaven. That is why God is not ashamed to be called their God; he has prepared a City for them.) It was by 17 faith, </text:span><text:span text:style-name="CharStyle22">when Abraham was put to the test, that he sacrificed Isaac;</text:span><text:span text:style-name="CharStyle21"> he was ready to sacrifice </text:span><text:span text:style-name="CharStyle22">his only son,</text:span><text:span text:style-name="CharStyle21"> although he had received the promises and had 18 been told </text:span><text:span text:style-name="CharStyle22">it is through Isaac that your offspring shall be reckoned </text:span><text:span text:style-name="CharStyle21">—for he considered that God 19 was able even to raise men from the dead. Hence he did get him back, by what was a parable of the resurrection. It was by </text:span><text:span text:style-name="CharStyle58">20 </text:span><text:span text:style-name="CharStyle21">faith that Isaac blessed Jacob and Esau in connexion with the future. It was by faith that, </text:span><text:span text:style-name="CharStyle58">21 </text:span><text:span text:style-name="CharStyle21">when Jacob was dying, he blessed each of the sons of Jo­seph, </text:span><text:span text:style-name="CharStyle22">bending in prayer over the head of his staff.</text:span><text:span text:style-name="CharStyle21"> It was by </text:span><text:span text:style-name="CharStyle58">23 </text:span><text:span text:style-name="CharStyle21">faith that Joseph at his end thought about the exodus of the sons of Israel, and gave orders about his own bones. It was </text:span><text:span text:style-name="CharStyle58">23 </text:span><text:span text:style-name="CharStyle21">by faith that Moses </text:span><text:span text:style-name="CharStyle22">was hidden for three months</text:span><text:span text:style-name="CharStyle21"> after birth by his parents, because </text:span><text:span text:style-name="CharStyle22">they saw </text:span><text:span text:style-name="CharStyle21">the child was </text:span><text:span text:style-name="CharStyle22">beautiful,</text:span><text:span text:style-name="CharStyle21"> and had</text:span></text:p>
      </text:section>
      <text:section text:style-name="Sect4" text:name="Section6">
        <text:p text:style-name="P127"><text:span text:style-name="CharStyle21">no dread of the royal decree.</text:span></text:p>
        <text:list xml:id="list665605283182158854" text:style-name="L10">
          <text:list-item>
            <text:p text:style-name="P128"><text:span text:style-name="CharStyle21"><text:tab/>It was by faith that </text:span><text:span text:style-name="CharStyle22">Moses</text:span><text:span text:style-name="CharStyle21"> re­fused, </text:span><text:span text:style-name="CharStyle22">when he had grown up,</text:span><text:span text:style-name="CharStyle21"> to be called the son of Pharaoh’s</text:span></text:p>
          </text:list-item>
          <text:list-item>
            <text:p text:style-name="P128"><text:span text:style-name="CharStyle21"><text:tab/>daughter; ill-treatment with God’s people he preferred to the</text:span></text:p>
          </text:list-item>
          <text:list-item>
            <text:p text:style-name="P128"><text:span text:style-name="CharStyle21"><text:tab/>passing pleasures of sin, consid­ering obloquy'with the messiah to be richer wealth than Egypt’s treasures—for he had an eye to</text:span></text:p>
          </text:list-item>
          <text:list-item>
            <text:p text:style-name="P128"><text:span text:style-name="CharStyle21"><text:tab/>the Reward. It was by faith that he left Egypt—not from any fear of the king’s wrath; like one who saw the Eng Invisible,</text:span></text:p>
          </text:list-item>
          <text:list-item>
            <text:p text:style-name="P128"><text:span text:style-name="CharStyle21"><text:tab/>he never flinched. It was by faith that he celebrated </text:span><text:span text:style-name="CharStyle22">the passover</text:span><text:span text:style-name="CharStyle21"> and performed the sprinkling by blood, so that </text:span><text:span text:style-name="CharStyle22">the destroying angel</text:span><text:span text:style-name="CharStyle21"> might not</text:span></text:p>
          </text:list-item>
          <text:list-item>
            <text:p text:style-name="P128"><text:span text:style-name="CharStyle21"><text:tab/>touch Israel’s first-born. It was by faith that they crossed the Red Sea like dry land (when the Egyptians attempted it, they</text:span></text:p>
          </text:list-item>
          <text:list-item>
            <text:p text:style-name="P128"><text:span text:style-name="CharStyle21"><text:tab/>were drowned). It was by faith that the walls of Jericho collapsed, after being surrounded</text:span></text:p>
          </text:list-item>
          <text:list-item>
            <text:p text:style-name="P128"><text:span text:style-name="CharStyle21"><text:tab/>for only seven days; and it was by faith that Rahab the harlot did not perish along with those who were disobedient, as she had given a friendly welcome to the scouts.</text:span></text:p>
          </text:list-item>
          <text:list-item>
            <text:p text:style-name="P129"><text:span text:style-name="CharStyle21"><text:tab/>And what more shall I say? Time would fail me to tell of Gideon, of Barak, of Samson and Jephthah, of David and</text:span></text:p>
          </text:list-item>
          <text:list-item>
            <text:p text:style-name="P130"><text:span text:style-name="CharStyle21"><text:tab/>Samuel and the prophets—men who by faith conquered king­doms, administered justice, ob­tained promises, shut the mouths</text:span></text:p>
          </text:list-item>
          <text:list-item>
            <text:p text:style-name="P131"><text:span text:style-name="CharStyle21"><text:tab/>of lions, quenched the power of fire, escaped the edge of the sword, from weakness won to strength, proved valiant in war­fare, and routed hosts of for-</text:span></text:p>
          </text:list-item>
          <text:list-item>
            <text:p text:style-name="P131"><text:span text:style-name="CharStyle21"><text:tab/>eigners. Some were given back to their womenkind, raised from the very dead; others were broken on the wheel, refusing to accept release, that they might</text:span></text:p>
          </text:list-item>
        </text:list>
        <text:p text:style-name="P14"><text:span text:style-name="CharStyle43">obtain a better resurrection; others, again, had to experience 36 scoffs and scourging, aye chains and imprisonment—they were </text:span><text:span text:style-name="CharStyle59">37 </text:span><text:span text:style-name="CharStyle43">stoned,* sawn in two, and cut to pieces; they had to roam about in sheepskins and goat­skins, forlorn, oppressed, ill- treated (men of whom the world 38 was not worthy), wandering in the desert and among the hills, in caves and gullies. They all 39 won their record for faith, but the Promise they did not obtain. God had something better in 40 store for us; he would not have them perfected apart from us.</text:span></text:p>
        <text:p text:style-name="P30"><text:span text:style-name="CharStyle43">Therefore, with all this -| </text:span><text:span text:style-name="CharStyle60">ty </text:span><text:span text:style-name="CharStyle43">host of witnesses t encir- " cling us, we must strip off every handicap, strip off sin with its clinging folds, to run our ap­pointed course with steadiness, our eyes fixed upon Jesus as the 2 pioneer and the perfection of faith—upon Jesus who, in order to reach his own appointed joy, steadily endured the cross, thinking nothing of its shame, and is now </text:span><text:span text:style-name="CharStyle44">seated at the right hand</text:span><text:span text:style-name="CharStyle43"> of the throne of God. Yes, 3 compare him who steadily en­dured all that hostility from sin­ful men, so as to keep your own hearts from fainting and failing. You have not had to shed blood 4 yet in the struggle against sin.</text:span></text:p>
        <text:p text:style-name="P14"><text:span text:style-name="CharStyle43">And have you forgotten the </text:span><text:span text:style-name="CharStyle59">5 </text:span><text:span text:style-name="CharStyle43">word of appeal that reasons with you as sons?—</text:span></text:p>
        <text:p text:style-name="P64"><text:span text:style-name="CharStyle12">My son, never make light of the Lord’s discipline,</text:span></text:p>
        <text:p text:style-name="P28"><text:span text:style-name="CharStyle12">never faint under his reproofs;</text:span></text:p>
        <text:p text:style-name="P34"><text:span text:style-name="CharStyle39">*</text:span><text:span text:style-name="CharStyle25"> The next word, iiteiodoOuffav, is either due to dittography (with the fol­lowing iitotodncrav) or a corruption </text:span><text:span text:style-name="CharStyle39">of </text:span><text:span text:style-name="CharStyle25">some word like<text:tab/>or</text:span></text:p>
        <text:p text:style-name="P18"><text:span text:style-name="CharStyle25">^jieiGf&amp;drjoav. I have left it untranslated.</text:span></text:p>
        <text:p text:style-name="P33"><text:span text:style-name="CharStyle25">t The Greek word is beginning already to hover round the special sense of “martyrs”; but the broader sense is ob­viously required here.</text:span></text:p>
        <text:list xml:id="list4495308057752195307" text:style-name="L11">
          <text:list-item>
            <text:p text:style-name="P141"><text:span text:style-name="CharStyle12"><text:tab/>for the Lord disciplines the</text:span></text:p>
          </text:list-item>
        </text:list>
        <text:p text:style-name="P70"><text:span text:style-name="CharStyle12">man he loves,</text:span></text:p>
        <text:p text:style-name="P74"><text:span text:style-name="CharStyle12">and scourges every son whom he receives.</text:span></text:p>
        <text:list xml:id="list172832889909864" text:continue-numbering="true" text:style-name="L11">
          <text:list-item>
            <text:p text:style-name="P109"><text:span text:style-name="CharStyle21"><text:tab/>It is for discipline that you have to endure. God is treating you as sons; lor where is the son who is not disciplined by his father?</text:span></text:p>
          </text:list-item>
          <text:list-item>
            <text:p text:style-name="P110"><text:span text:style-name="CharStyle21"><text:tab/>Discipline is the portion of all; if you get no discipline, then you are not sons but bastards.</text:span></text:p>
          </text:list-item>
          <text:list-item>
            <text:p text:style-name="P90"><text:span text:style-name="CharStyle21"><text:tab/>Why, we had fathers of our flesh to discipline us, and we yielded to them! Shall we not far more submit to the Father of our</text:span></text:p>
          </text:list-item>
          <text:list-item>
            <text:p text:style-name="P93"><text:span text:style-name="CharStyle21"><text:tab/>spirits, and so live? For while their discipline was only for a time, and inflicted at their pleas­ure, he disciplines us for our good, that we may share in his</text:span></text:p>
          </text:list-item>
          <text:list-item>
            <text:p text:style-name="P93"><text:span text:style-name="CharStyle21"><text:tab/>own holiness. Discipline always seems for the time to be a thing of pain, not of joy; but those who are trained by it reap the fruit of it afterwards in the peace of an upright life.</text:span></text:p>
          </text:list-item>
          <text:list-item>
            <text:p text:style-name="P139"><text:span text:style-name="CharStyle19"><text:tab/>So </text:span><text:span text:style-name="CharStyle12">up with your listless hands! Strengthen your weak knees!</text:span></text:p>
          </text:list-item>
          <text:list-item>
            <text:p text:style-name="P102"><text:span text:style-name="CharStyle21"><text:tab/>And </text:span><text:span text:style-name="CharStyle22">make straight paths for your feet.</text:span><text:span text:style-name="CharStyle21"> Let no lame souls be dislocated, rather set them right.</text:span></text:p>
          </text:list-item>
          <text:list-item>
            <text:p text:style-name="P97"><text:span text:style-name="CharStyle21"><text:tab/>Aim at peace with all, at that consecration without which no</text:span></text:p>
          </text:list-item>
          <text:list-item>
            <text:p text:style-name="P97"><text:span text:style-name="CharStyle21"><text:tab/>one will ever see the Lord; see to it that no one misses the grace of God, </text:span><text:span text:style-name="CharStyle22">that no root of bitterness grows up to be a trouble</text:span><text:span text:style-name="CharStyle21"> by contaminating all the</text:span></text:p>
          </text:list-item>
          <text:list-item>
            <text:p text:style-name="P97"><text:span text:style-name="CharStyle21"><text:tab/>rest of you; that no one turns to sexual vice or to a profane life as Esau did—Esau, who for a single meal </text:span><text:span text:style-name="CharStyle22">parted with Ms birth-</text:span></text:p>
          </text:list-item>
          <text:list-item>
            <text:p text:style-name="P97"><text:span text:style-name="CharStyle22"><text:tab/>right.</text:span><text:span text:style-name="CharStyle21"> You know how later on, when he wanted to obtain his inheritance of blessing, he was set aside; he got no chance to re­pent, though he tried for it with tears.</text:span></text:p>
          </text:list-item>
          <text:list-item>
            <text:p text:style-name="P111"><text:span text:style-name="CharStyle21"><text:tab/>You have not come to what you can touch, to </text:span><text:span text:style-name="CharStyle22">flames of fire, </text:span><text:span text:style-name="CharStyle21">to </text:span><text:span text:style-name="CharStyle22">mist</text:span><text:span text:style-name="CharStyle21"> and </text:span><text:span text:style-name="CharStyle22">gloom</text:span><text:span text:style-name="CharStyle21"> and </text:span><text:span text:style-name="CharStyle22">stormy</text:span></text:p>
          </text:list-item>
        </text:list>
        <text:p text:style-name="P21"><text:span text:style-name="CharStyle22">blasts, to the blare of a trumpet</text:span><text:span text:style-name="CharStyle21"> 19 </text:span><text:span text:style-name="CharStyle22">and to a Voice</text:span><text:span text:style-name="CharStyle21"> whose words made those who heard it refuse to hear another syllable (for they 20 could not bear the command, </text:span><text:span text:style-name="CharStyle22">If even a beast touches the moun­tain, it must be stoned)</text:span><text:span text:style-name="CharStyle21">—indeed, 21 so awful was the sight that Moses said, </text:span><text:span text:style-name="CharStyle22">I am terrified and aghast.</text:span><text:span text:style-name="CharStyle21"> You have come to 22 mount Sion, the city of the living God, the heavenly Jerusalem, to myriads of angels in festal gath­ering, to the assembly of the 23 first-born registered in heaven, to the God of all as judge, to the spirits of just men made perfect, to Jesus who mediates the new 24 covenant, and to the sprinkled blood whose message is nobler than Abel’s. See that you do not 25 refuse to listen to His voice. For if they failed to escape, who re­fused to listen to their instructor upon earth, much less shall we escape, if we discard Him who speaks from heaven. Then his 26 voice shook the earth, but now the assurance is, </text:span><text:span text:style-name="CharStyle22">once again I will make heaven as well as earth to quake.</text:span><text:span text:style-name="CharStyle21"> That phrase, </text:span><text:span text:style-name="CharStyle22">once again,</text:span><text:span text:style-name="CharStyle21"> 27 denotes the removal of what is shaken (as no more than cre­ated), to leave only what stands unshaken. Therefore let us 28 render thanks * that we receive a realm unshaken; and in this way let us worship God accept­ably—though with godly fear 29 and awe, for our </text:span><text:span text:style-name="CharStyle22">God</text:span><text:span text:style-name="CharStyle21"> is indeed a </text:span><text:span text:style-name="CharStyle22">consuming fire.</text:span></text:p>
        <text:p text:style-name="P32"><text:span text:style-name="CharStyle21">Let your brotherly love -| o continue. Never forget to J-O 2 be hospitable, for by hospitality some have entertained angels unawares. Remember prisoners, 3 as if you were in prison your­selves; remember those who are</text:span></text:p>
        <text:p text:style-name="P36"><text:span text:style-name="CharStyle25">* Reading £xo&gt;nev.</text:span></text:p>
        <text:p text:style-name="P73"><text:span text:style-name="CharStyle21">being ill-treated, since you too are in the body.</text:span></text:p>
        <text:list xml:id="list3109843289299831832" text:style-name="L12">
          <text:list-item>
            <text:p text:style-name="P126"><text:span text:style-name="CharStyle21"><text:tab/>Let marriage be held in honour by all, and keep the marriage- bed unstained; God will punish the vicious and adulterous.</text:span></text:p>
          </text:list-item>
          <text:list-item>
            <text:p text:style-name="P126"><text:span text:style-name="CharStyle21"><text:tab/>Keep your life free from the love of money; be content with what you </text:span><text:soft-page-break/><text:span text:style-name="CharStyle21">have, for He has said,</text:span></text:p>
          </text:list-item>
        </text:list>
        <text:p text:style-name="P54"><text:span text:style-name="CharStyle12">Never will I fail you, never will I forsake you.</text:span></text:p>
        <text:list xml:id="list172831366561887" text:continue-numbering="true" text:style-name="L12">
          <text:list-item>
            <text:p text:style-name="P121"><text:span text:style-name="CharStyle21"><text:tab/>So that we may say confidently,</text:span></text:p>
          </text:list-item>
        </text:list>
        <text:p text:style-name="P54"><text:span text:style-name="CharStyle12">The Lord is my helper, l will not be afraid.</text:span></text:p>
        <text:p text:style-name="P54"><text:span text:style-name="CharStyle12">What can men do to me?</text:span></text:p>
        <text:list xml:id="list172831058962451" text:continue-numbering="true" text:style-name="L12">
          <text:list-item>
            <text:p text:style-name="P126"><text:span text:style-name="CharStyle21"><text:tab/>Remember your leaders, the men who spoke the word of God to you; look back upon the close of their career, and copy their faith.</text:span></text:p>
          </text:list-item>
          <text:list-item>
            <text:p text:style-name="P126"><text:span text:style-name="CharStyle21"><text:tab/>Jesus Christ is always the same, yesterday, to-day, and for</text:span></text:p>
          </text:list-item>
          <text:list-item>
            <text:p text:style-name="P123"><text:span text:style-name="CharStyle21"><text:tab/>ever. Never let yourselves be carried away with a variety of novel doctrines; for the right thing is to have one’s heart strengthened by grace, not by the eating of food—that has never been of any use to those who have had recourse to it.</text:span></text:p>
          </text:list-item>
          <text:list-item>
            <text:p text:style-name="P125"><text:span text:style-name="CharStyle21"><text:tab/>Our altar is one of which the\ worshippers have no right to eat.</text:span></text:p>
          </text:list-item>
          <text:list-item>
            <text:p text:style-name="P144"><text:span text:style-name="CharStyle19"><text:tab/>For the bodies of the animals whose </text:span><text:span text:style-name="CharStyle12">blood is taken into the holy Place</text:span><text:span text:style-name="CharStyle19"> by the high priest </text:span><text:span text:style-name="CharStyle12">as a sin-offering, are burned out-</text:span></text:p>
          </text:list-item>
          <text:list-item>
            <text:p text:style-name="P125"><text:span text:style-name="CharStyle22"><text:tab/>side the camp;</text:span><text:span text:style-name="CharStyle21"> and so Jesus also suffered outside the gate, in or­der to sanctify the people by his</text:span></text:p>
          </text:list-item>
          <text:list-item>
            <text:p text:style-name="P125"><text:span text:style-name="CharStyle21"><text:tab/>own blood. Let us go to him </text:span><text:span text:style-name="CharStyle22">outside the camp,</text:span><text:span text:style-name="CharStyle21"> then, bearing</text:span></text:p>
          </text:list-item>
          <text:list-item>
            <text:p text:style-name="P125"><text:span text:style-name="CharStyle21"><text:tab/>his obloquy (for we have no lasting city here below, we seek</text:span></text:p>
          </text:list-item>
          <text:list-item>
            <text:p text:style-name="P125"><text:span text:style-name="CharStyle21"><text:tab/>the City to come). And by him</text:span></text:p>
          </text:list-item>
        </text:list>
        <text:p text:style-name="P9"><text:span text:style-name="CharStyle22">let us</text:span><text:span text:style-name="CharStyle21"> constantly </text:span><text:span text:style-name="CharStyle22">offer praise to God</text:span><text:span text:style-name="CharStyle21"> as our </text:span><text:span text:style-name="CharStyle22">sacrifice,</text:span><text:span text:style-name="CharStyle21"> that is, </text:span><text:span text:style-name="CharStyle22">the fruit of lips</text:span><text:span text:style-name="CharStyle21"> that celebrate his Name. Do not forget benefi- 16 cence and charity, either; these are the kind of sacrifices that are acceptable to God.</text:span></text:p>
        <text:p text:style-name="P53"><text:span text:style-name="CharStyle21">Obey your leaders, submit to 17 them; for they are alive to the interests of your souls, as men who will have to account for their trust. Let their work be a joy to them and not a grief— which would be a sore loss to yourselves.</text:span></text:p>
        <text:p text:style-name="P53"><text:span text:style-name="CharStyle21">Pray for me, for I am confi- 18 dent that my conscience is clean; my desire is to be perfectly straight and clean. I urge you 19 all the more to pray for me, that I may get back to you the sooner.</text:span></text:p>
        <text:p text:style-name="P53"><text:span text:style-name="CharStyle21">May the God of peace </text:span><text:span text:style-name="CharStyle22">who</text:span><text:span text:style-name="CharStyle21"> 20 </text:span><text:span text:style-name="CharStyle22">brought up</text:span><text:span text:style-name="CharStyle21"> from the dead our Lord Jesus, </text:span><text:span text:style-name="CharStyle22">the</text:span><text:span text:style-name="CharStyle21"> great </text:span><text:span text:style-name="CharStyle22">Shepherd of the sheep, with the blood of the eternal covenant,</text:span><text:span text:style-name="CharStyle21"> furnish 21 you with everything that is good for the doing of his will, creating in your lives by Jesus Christ what is acceptable in his own sight! To him be glory for ever and ever: Amen.</text:span></text:p>
        <text:p text:style-name="P53"><text:span text:style-name="CharStyle21">I appeal to you, brothers, bear </text:span><text:span text:style-name="CharStyle22">22 </text:span><text:span text:style-name="CharStyle21">with this appeal of mine; it is but a short letter.</text:span></text:p>
        <text:p text:style-name="P53"><text:span text:style-name="CharStyle21">You must understand that our 23 brother Timotheus is now free.</text:span></text:p>
        <text:p text:style-name="P9"><text:span text:style-name="CharStyle21">If he comes soon, he and I will see you together.</text:span></text:p>
        <text:p text:style-name="P53"><text:span text:style-name="CharStyle21">Salute all your leaders and all 24 the saints. The Italians salute you.</text:span></text:p>
        <text:p text:style-name="P53"><text:span text:style-name="CharStyle21">Grace be with you all. Amen. 2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Georgia" svg:font-family="Georgia"/>
    <style:font-face style:name="Palatino Linotype" svg:font-family="'Palatino Linotype'"/>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097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416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Palatino Linotype" fo:font-family="'Palatino Linotype'" fo:font-size="8.5pt" fo:font-style="normal" style:text-underline-style="none" fo:font-weight="normal" style:font-name-asian="Palatino Linotype" style:font-family-asian="'Palatino Linotype'" style:font-size-asian="8.5pt" style:font-style-asian="normal" style:font-weight-asian="normal" style:font-name-complex="Palatino Linotype" style:font-family-complex="'Palatino Linotype'"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line-height="0.0866in" style:page-number="auto" fo:background-color="#ffffff"/>
      <style:text-properties style:text-line-through-style="none" style:text-line-through-type="none" style:font-name="Palatino Linotype" fo:font-family="'Palatino Linotype'" fo:font-size="7pt" fo:font-style="normal" style:text-underline-style="none" fo:font-weight="normal" style:font-name-asian="Palatino Linotype" style:font-family-asian="'Palatino Linotype'" style:font-size-asian="7pt" style:font-style-asian="normal" style:font-weight-asian="normal" style:font-name-complex="Palatino Linotype" style:font-family-complex="'Palatino Linotype'" style:font-size-complex="7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Palatino Linotype" fo:font-family="'Palatino Linotype'" fo:font-size="9pt" fo:font-style="normal" style:text-underline-style="none" fo:font-weight="normal" style:font-name-asian="Palatino Linotype" style:font-family-asian="'Palatino Linotype'" style:font-size-asian="9pt" style:font-style-asian="normal" style:font-weight-asian="normal" style:font-name-complex="Palatino Linotype" style:font-family-complex="'Palatino Linotype'" style:font-size-complex="9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top="0.0417in" fo:margin-bottom="0in" loext:contextual-spacing="false" fo:line-height="0in" fo:text-align="justify" style:justify-single-word="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in" fo:text-align="justify" style:justify-single-word="false" fo:text-indent="-0.1945in" style:auto-text-indent="false"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2_29_" style:display-name="Body text (12)"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1_29__20__2b__20_DropCap1" style:display-name="Body text (11) + DropCap1" style:family="paragraph" style:parent-style-name="Body_20_text_20__28_11_29_" style:master-page-name="">
      <style:paragraph-properties fo:margin-left="0in" fo:margin-right="0in" fo:margin-top="0in" fo:margin-bottom="0in" loext:contextual-spacing="false" fo:text-indent="0.1945in" style:auto-text-indent="false" style:page-number="auto">
        <style:drop-cap style:lines="2" style:distance="0.0035in" style:style-name="DropCap3"/>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39in" style:auto-text-indent="false" style:page-number="auto">
        <style:drop-cap style:lines="2" style:distance="0.0429in" style:style-name="DropCap1"/>
      </style:paragraph-properties>
    </style:style>
    <style:style style:name="Body_20_text_20__28_4_29__20__2b__20_DropCap3" style:display-name="Body text (4) + DropCap3" style:family="paragraph" style:parent-style-name="Body_20_text_20__28_4_29_" style:master-page-name="">
      <style:paragraph-properties fo:margin-left="0.0972in" fo:margin-right="0in" fo:margin-top="0in" fo:margin-bottom="0.0736in" loext:contextual-spacing="false" fo:text-indent="0.0972in" style:auto-text-indent="false" style:page-number="auto">
        <style:tab-stops>
          <style:tab-stop style:position="0.3472in"/>
        </style:tab-stops>
        <style:drop-cap style:lines="2" style:distance="0.0035in" style:style-name="DropCap2"/>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4"/>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24% 58%" style:font-name="Consolas" fo:font-family="Consolas" fo:font-size="20pt" fo:letter-spacing="normal" fo:font-style="normal" style:text-underline-style="none" fo:font-weight="normal" style:font-name-asian="Consolas" style:font-family-asian="Consolas" style:font-size-asian="20pt" style:font-style-asian="normal" style:font-weight-asian="normal" style:font-name-complex="Consolas" style:font-family-complex="Consolas" style:font-size-complex="20pt" style:font-style-complex="normal" style:font-weight-complex="normal" style:text-scale="100%"/>
    </style:style>
    <style:style style:name="CharStyle10" style:family="text" style:parent-style-name="CharStyle8">
      <style:text-properties fo:color="#000000" style:text-position="0% 100%" style:font-name="Palatino Linotype" fo:font-family="'Palatino Linotype'" fo:letter-spacing="normal" fo:language="en" fo:country="US" style:font-name-asian="Palatino Linotype" style:font-family-asian="'Palatino Linotype'" style:language-asian="en" style:country-asian="US" style:font-name-complex="Palatino Linotype" style:font-family-complex="'Palatino Linotype'" style:language-complex="en" style:country-complex="US" style:text-scale="100%"/>
    </style:style>
    <style:style style:name="CharStyle12"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4" style:family="text" style:parent-style-name="DefaultFontStyle">
      <style:text-properties style:text-line-through-style="none" style:text-line-through-type="none" style:font-name="Palatino Linotype" fo:font-family="'Palatino Linotype'" fo:font-size="8.5pt" fo:font-style="normal" style:text-underline-style="none" fo:font-weight="normal" style:font-name-asian="Palatino Linotype" style:font-family-asian="'Palatino Linotype'" style:font-size-asian="8.5pt" style:font-style-asian="normal" style:font-weight-asian="normal" style:font-name-complex="Palatino Linotype" style:font-family-complex="'Palatino Linotype'" style:font-size-complex="8.5pt" style:font-style-complex="normal" style:font-weight-complex="normal"/>
    </style:style>
    <style:style style:name="CharStyle15" style:family="text" style:parent-style-name="CharStyle14">
      <style:text-properties fo:color="#000000" style:text-position="0% 100%" fo:font-size="10pt" fo:letter-spacing="normal" fo:language="en" fo:country="US" fo:font-style="italic" fo:font-weight="bold" style:font-size-asian="10pt" style:language-asian="en" style:country-asian="US" style:font-style-asian="italic" style:font-weight-asian="bold" style:font-size-complex="10pt" style:language-complex="en" style:country-complex="US" style:font-style-complex="italic" style:font-weight-complex="bold" style:text-scale="100%"/>
    </style:style>
    <style:style style:name="CharStyle16" style:family="text" style:parent-style-name="CharStyle12">
      <style:text-properties fo:color="#000000" style:text-position="0% 100%" style:font-name="Palatino Linotype" fo:font-family="'Palatino Linotype'" fo:font-size="9pt" fo:letter-spacing="normal" fo:language="en" fo:country="US" style:font-name-asian="Palatino Linotype" style:font-family-asian="'Palatino Linotype'" style:font-size-asian="9pt" style:language-asian="en" style:country-asian="US" style:font-name-complex="Palatino Linotype" style:font-family-complex="'Palatino Linotype'" style:font-size-complex="9pt" style:language-complex="en" style:country-complex="US" style:text-scale="100%"/>
    </style:style>
    <style:style style:name="CharStyle17" style:family="text" style:parent-style-name="CharStyle12">
      <style:text-properties fo:color="#000000" style:text-position="0% 100%" fo:font-size="7pt" fo:letter-spacing="normal" fo:language="en" fo:country="US" style:font-size-asian="7pt" style:language-asian="en" style:country-asian="US" style:font-size-complex="7pt" style:language-complex="en" style:country-complex="US" style:text-scale="100%"/>
    </style:style>
    <style:style style:name="CharStyle18" style:family="text" style:parent-style-name="CharStyle12">
      <style:text-properties fo:color="#000000" style:text-position="0% 100%" style:font-name="Palatino Linotype" fo:font-family="'Palatino Linotype'" fo:font-size="7pt" fo:letter-spacing="normal" fo:language="en" fo:country="US" fo:font-style="normal" style:font-name-asian="Palatino Linotype" style:font-family-asian="'Palatino Linotype'" style:font-size-asian="7pt" style:language-asian="en" style:country-asian="US" style:font-style-asian="normal" style:font-name-complex="Palatino Linotype" style:font-family-complex="'Palatino Linotype'" style:font-size-complex="7pt" style:language-complex="en" style:country-complex="US" style:font-style-complex="normal" style:text-scale="100%"/>
    </style:style>
    <style:style style:name="CharStyle19" style:family="text" style:parent-style-name="CharStyle12">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2" style:family="text" style:parent-style-name="CharStyle2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3" style:family="text" style:parent-style-name="CharStyle21">
      <style:text-properties fo:color="#000000" style:text-position="0% 100%" style:font-name="Palatino Linotype" fo:font-family="'Palatino Linotype'" fo:letter-spacing="normal" fo:language="en" fo:country="US" style:font-name-asian="Palatino Linotype" style:font-family-asian="'Palatino Linotype'" style:language-asian="en" style:country-asian="US" style:font-name-complex="Palatino Linotype" style:font-family-complex="'Palatino Linotype'" style:language-complex="en" style:country-complex="US" style:text-scale="100%"/>
    </style:style>
    <style:style style:name="CharStyle25" style:family="text" style:parent-style-name="DefaultFontStyle">
      <style:text-properties style:text-line-through-style="none" style:text-line-through-type="none" style:font-name="Palatino Linotype" fo:font-family="'Palatino Linotype'" fo:font-size="7pt" fo:font-style="normal" style:text-underline-style="none" fo:font-weight="normal" style:font-name-asian="Palatino Linotype" style:font-family-asian="'Palatino Linotype'" style:font-size-asian="7pt" style:font-style-asian="normal" style:font-weight-asian="normal" style:font-name-complex="Palatino Linotype" style:font-family-complex="'Palatino Linotype'" style:font-size-complex="7pt" style:font-style-complex="normal" style:font-weight-complex="normal"/>
    </style:style>
    <style:style style:name="CharStyle27" style:family="text" style:parent-style-name="DefaultFontStyle">
      <style:text-properties style:text-line-through-style="none" style:text-line-through-type="none" style:font-name="Palatino Linotype" fo:font-family="'Palatino Linotype'" fo:font-size="9pt" fo:font-style="normal" style:text-underline-style="none" fo:font-weight="normal" style:font-name-asian="Palatino Linotype" style:font-family-asian="'Palatino Linotype'" style:font-size-asian="9pt" style:font-style-asian="normal" style:font-weight-asian="normal" style:font-name-complex="Palatino Linotype" style:font-family-complex="'Palatino Linotype'" style:font-size-complex="9pt" style:font-style-complex="normal" style:font-weight-complex="normal"/>
    </style:style>
    <style:style style:name="CharStyle28" style:family="text" style:parent-style-name="CharStyle27">
      <style:text-properties fo:color="#000000" style:text-position="0% 100%" fo:letter-spacing="normal" fo:language="en" fo:country="US" style:language-asian="en" style:country-asian="US" style:language-complex="en" style:country-complex="US" style:text-scale="100%"/>
    </style:style>
    <style:style style:name="CharStyle29" style:family="text" style:parent-style-name="CharStyle27">
      <style:text-properties fo:color="#000000" style:text-position="0% 100%" fo:font-size="9pt" fo:letter-spacing="normal" fo:language="en" fo:country="US" fo:font-style="italic" style:font-size-asian="9pt" style:language-asian="en" style:country-asian="US" style:font-style-asian="italic" style:font-size-complex="9pt" style:language-complex="en" style:country-complex="US" style:font-style-complex="italic" style:text-scale="100%"/>
    </style:style>
    <style:style style:name="CharStyle30" style:family="text" style:parent-style-name="CharStyle27">
      <style:text-properties fo:color="#000000" style:text-position="0% 100%" style:font-name="Georgia" fo:font-family="Georgia" fo:font-size="14pt" fo:letter-spacing="normal" fo:language="en" fo:country="US" fo:font-style="italic" fo:font-weight="bold" style:font-name-asian="Georgia" style:font-family-asian="Georgia" style:font-size-asian="14pt" style:language-asian="en" style:country-asian="US" style:font-style-asian="italic" style:font-weight-asian="bold" style:font-name-complex="Georgia" style:font-family-complex="Georgia" style:font-size-complex="14pt" style:language-complex="en" style:country-complex="US" style:font-style-complex="italic" style:font-weight-complex="bold" style:text-scale="100%"/>
    </style:style>
    <style:style style:name="CharStyle32"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33" style:family="text" style:parent-style-name="CharStyle32">
      <style:text-properties fo:color="#000000" style:text-position="0% 100%" style:font-name="Palatino Linotype" fo:font-family="'Palatino Linotype'" fo:letter-spacing="normal" fo:language="en" fo:country="US" style:font-name-asian="Palatino Linotype" style:font-family-asian="'Palatino Linotype'" style:language-asian="en" style:country-asian="US" style:font-name-complex="Palatino Linotype" style:font-family-complex="'Palatino Linotype'" style:language-complex="en" style:country-complex="US" style:text-scale="100%"/>
    </style:style>
    <style:style style:name="CharStyle35"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36" style:family="text" style:parent-style-name="CharStyle35">
      <style:text-properties fo:color="#000000" style:text-position="0% 100%" fo:font-size="7pt" fo:letter-spacing="normal" fo:language="en" fo:country="US" fo:font-style="italic" style:font-size-asian="7pt" style:language-asian="en" style:country-asian="US" style:font-style-asian="italic" style:font-size-complex="7pt" style:language-complex="en" style:country-complex="US" style:font-style-complex="italic" style:text-scale="100%"/>
    </style:style>
    <style:style style:name="CharStyle37" style:family="text" style:parent-style-name="CharStyle35">
      <style:text-properties fo:font-variant="small-caps" fo:color="#000000" style:text-position="0% 100%" fo:letter-spacing="normal" fo:language="en" fo:country="US" style:language-asian="en" style:country-asian="US" style:language-complex="en" style:country-complex="US" style:text-scale="100%"/>
    </style:style>
    <style:style style:name="CharStyle38" style:family="text" style:parent-style-name="CharStyle21">
      <style:text-properties fo:color="#000000" style:text-position="0% 100%" style:font-name="Palatino Linotype" fo:font-family="'Palatino Linotype'" fo:font-size="9pt" fo:letter-spacing="normal" fo:language="en" fo:country="US" fo:font-style="italic" style:font-name-asian="Palatino Linotype" style:font-family-asian="'Palatino Linotype'" style:font-size-asian="9pt" style:language-asian="en" style:country-asian="US" style:font-style-asian="italic" style:font-name-complex="Palatino Linotype" style:font-family-complex="'Palatino Linotype'" style:font-size-complex="9pt" style:language-complex="en" style:country-complex="US" style:font-style-complex="italic" style:text-scale="100%"/>
    </style:style>
    <style:style style:name="CharStyle39" style:family="text" style:parent-style-name="CharStyle25">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DropCap2" style:family="text">
      <style:text-properties fo:color="#000000" style:text-line-through-style="none" style:text-line-through-type="none" style:text-position="47% 58%" style:font-name="Consolas" fo:font-family="Consolas" fo:font-size="18pt" fo:letter-spacing="normal" fo:font-style="normal" style:text-underline-style="none" fo:font-weight="normal" style:font-name-asian="Consolas" style:font-family-asian="Consolas" style:font-size-asian="18pt" style:font-style-asian="normal" style:font-weight-asian="normal" style:font-name-complex="Consolas" style:font-family-complex="Consolas" style:font-size-complex="18pt" style:font-style-complex="normal" style:font-weight-complex="normal" style:text-scale="100%"/>
    </style:style>
    <style:style style:name="CharStyle41"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4" style:family="text" style:parent-style-name="CharStyle4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DropCap3" style:family="text">
      <style:text-properties fo:color="#000000" style:text-line-through-style="none" style:text-line-through-type="none" style:text-position="42% 58%" style:font-name="Palatino Linotype" fo:font-family="'Palatino Linotype'" fo:font-size="17pt" fo:letter-spacing="normal" fo:font-style="italic" style:text-underline-style="none" fo:font-weight="normal" style:font-name-asian="Palatino Linotype" style:font-family-asian="'Palatino Linotype'" style:font-size-asian="17pt" style:font-style-asian="italic" style:font-weight-asian="normal" style:font-name-complex="Palatino Linotype" style:font-family-complex="'Palatino Linotype'" style:font-size-complex="17pt" style:font-style-complex="italic" style:font-weight-complex="normal" style:text-scale="100%"/>
    </style:style>
    <style:style style:name="CharStyle48" style:family="text" style:parent-style-name="CharStyle4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DropCap4" style:family="text">
      <style:text-properties fo:color="#000000" style:text-line-through-style="none" style:text-line-through-type="none" style:text-position="25%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50" style:family="text" style:parent-style-name="CharStyle21">
      <style:text-properties fo:font-variant="small-caps" fo:color="#000000" style:text-position="0% 100%" fo:letter-spacing="normal" fo:language="en" fo:country="US" style:language-asian="en" style:country-asian="US" style:language-complex="en" style:country-complex="US" style:text-scale="100%"/>
    </style:style>
    <style:style style:name="CharStyle51" style:family="text" style:parent-style-name="CharStyle12">
      <style:text-properties fo:color="#000000" style:text-position="0% 100%" style:font-name="Palatino Linotype" fo:font-family="'Palatino Linotype'" fo:letter-spacing="normal" fo:language="en" fo:country="US" fo:font-style="normal" style:font-name-asian="Palatino Linotype" style:font-family-asian="'Palatino Linotype'" style:language-asian="en" style:country-asian="US" style:font-style-asian="normal" style:font-name-complex="Palatino Linotype" style:font-family-complex="'Palatino Linotype'" style:language-complex="en" style:country-complex="US" style:font-style-complex="normal" style:text-scale="100%"/>
    </style:style>
    <style:style style:name="CharStyle52" style:family="text" style:parent-style-name="CharStyle12">
      <style:text-properties fo:color="#000000" style:text-position="0% 100%" style:font-name="Times New Roman" fo:font-family="'Times New Roman'" fo:font-size="10pt" fo:letter-spacing="normal" fo:language="en" fo:country="US" fo:font-style="normal" style:font-name-asian="Times New Roman" style:font-family-asian="'Times New Roman'" style:font-size-asian="10pt" style:language-asian="en" style:country-asian="US" style:font-style-asian="normal" style:font-name-complex="Times New Roman" style:font-family-complex="'Times New Roman'" style:font-size-complex="10pt" style:language-complex="en" style:country-complex="US" style:font-style-complex="normal" style:text-scale="100%"/>
    </style:style>
    <style:style style:name="CharStyle54"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55" style:family="text" style:parent-style-name="CharStyle54">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56" style:family="text" style:parent-style-name="CharStyle21">
      <style:text-properties fo:color="#000000" style:text-position="0% 100%" fo:font-size="8.5pt" fo:letter-spacing="normal" fo:language="en" fo:country="US" fo:font-weight="bold" style:font-size-asian="8.5pt" style:language-asian="en" style:country-asian="US" style:font-weight-asian="bold" style:font-size-complex="8.5pt" style:language-complex="en" style:country-complex="US" style:font-weight-complex="bold" style:text-scale="150%"/>
    </style:style>
    <style:style style:name="CharStyle57" style:family="text" style:parent-style-name="CharStyle21">
      <style:text-properties fo:color="#000000" style:text-position="0% 100%" style:font-name="AngsanaUPC" fo:font-family="AngsanaUPC" fo:font-size="15pt" fo:letter-spacing="normal" fo:language="en" fo:country="US" fo:font-weight="bold" style:font-name-asian="AngsanaUPC" style:font-family-asian="AngsanaUPC" style:font-size-asian="15pt" style:language-asian="en" style:country-asian="US" style:font-weight-asian="bold" style:font-name-complex="AngsanaUPC" style:font-family-complex="AngsanaUPC" style:font-size-complex="15pt" style:language-complex="en" style:country-complex="US" style:font-weight-complex="bold" style:text-scale="100%"/>
    </style:style>
    <style:style style:name="CharStyle58" style:family="text" style:parent-style-name="CharStyle21">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CharStyle59" style:family="text" style:parent-style-name="CharStyle43">
      <style:text-properties fo:color="#000000" style:text-position="0% 100%" style:font-name="Palatino Linotype" fo:font-family="'Palatino Linotype'" fo:font-size="8.5pt" fo:letter-spacing="normal" fo:language="en" fo:country="US" style:font-name-asian="Palatino Linotype" style:font-family-asian="'Palatino Linotype'" style:font-size-asian="8.5pt" style:language-asian="en" style:country-asian="US" style:font-name-complex="Palatino Linotype" style:font-family-complex="'Palatino Linotype'" style:font-size-complex="8.5pt" style:language-complex="en" style:country-complex="US" style:text-scale="100%"/>
    </style:style>
    <style:style style:name="CharStyle60" style:family="text" style:parent-style-name="CharStyle43">
      <style:text-properties fo:color="#000000" style:text-position="0% 100%" fo:font-size="8.5pt" fo:letter-spacing="-0.0209in" fo:language="en" fo:country="US" fo:font-style="italic" fo:font-weight="bold" style:font-size-asian="8.5pt" style:language-asian="en" style:country-asian="US" style:font-style-asian="italic" style:font-weight-asian="bold" style:font-size-complex="8.5pt" style:language-complex="en" style:country-complex="US" style:font-style-complex="italic" style:font-weight-complex="bold" style:text-scale="100%"/>
    </style:style>
    <style:style style:name="CharStyle61" style:family="text" style:parent-style-name="CharStyle21">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689in" fo:margin-left="0in" fo:margin-right="0in" fo:margin-bottom="0in"/>
      </style:header-style>
      <style:footer-style>
        <style:header-footer-properties fo:min-height="3.5646in" fo:margin-left="0in" fo:margin-right="0in" fo:margin-top="3.564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02in" fo:margin-left="0in" fo:margin-right="0in" fo:margin-bottom="0in"/>
      </style:header-style>
      <style:footer-style>
        <style:header-footer-properties fo:min-height="3.6193in" fo:margin-left="0in" fo:margin-right="0in" fo:margin-top="3.6193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3.9909in" svg:y="0.5366in" draw:z-index="0"><draw:text-box fo:min-height="0.1165in" fo:min-width="2.4465in"><text:p text:style-name="MP3"><text:span text:style-name="CharStyle28">HEBREWS </text:span><text:span text:style-name="CharStyle29">8<text:tab/></text:span><text:span text:style-name="CharStyle30">m</text:span></text:p></draw:text-box></draw:frame></text:p>
      </style:header>
      <style:footer>
        <text:p text:style-name="MP2"/>
      </style:footer>
    </style:master-page>
    <style:master-page style:name="PageStyle2" style:page-layout-name="Mpm3">
      <style:header>
        <text:p text:style-name="MP1"><draw:frame draw:style-name="Mfr1" draw:name="1" text:anchor-type="paragraph" svg:x="2.3791in" svg:y="0.5701in" draw:z-index="0"><draw:text-box fo:min-height="0.0965in" fo:min-width="2.4799in"><text:p text:style-name="MP4"><text:page-number text:select-page="current">277</text:page-number><text:span text:style-name="CharStyle28"><text:tab/>HEBREWS 12</text:span></text:p></draw:text-box></draw:frame></text:p>
      </style:header>
      <style:header-left>
        <text:p text:style-name="MP1"><draw:frame draw:style-name="Mfr1" draw:name="2" text:anchor-type="paragraph" svg:x="2.3791in" svg:y="0.5701in" draw:z-index="1"><draw:text-box fo:min-height="0.0965in" fo:min-width="2.4799in"><text:p text:style-name="MP4"><text:page-number text:select-page="current">276</text:page-number><text:span text:style-name="CharStyle28"><text:tab/>HEBREWS 12</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3" text:anchor-type="paragraph" svg:x="3.9791in" svg:y="0.5402in" draw:z-index="3"><draw:text-box fo:min-height="0.1098in" fo:min-width="2.4665in"><text:p text:style-name="MP5"><text:span text:style-name="CharStyle28">HEBREWS 10<text:tab/></text:span><text:page-number text:select-page="current">281</text:page-number></text:p></draw:text-box></draw:frame></text:p>
      </style:header>
      <style:header-left>
        <text:p text:style-name="MP1"><draw:frame draw:style-name="Mfr1" draw:name="4" text:anchor-type="paragraph" svg:x="2.3598in" svg:y="0.5508in" draw:z-index="5"><draw:text-box fo:min-height="0.1035in" fo:min-width="2.4701in"><text:p text:style-name="MP6"><text:page-number text:select-page="current">280</text:page-number><text:span text:style-name="CharStyle28"><text:tab/>HEBREWS 11</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5" text:anchor-type="paragraph" svg:x="3.9791in" svg:y="0.5402in" draw:z-index="6"><draw:text-box fo:min-height="0.1098in" fo:min-width="2.4665in"><text:p text:style-name="MP5"><text:span text:style-name="CharStyle28">HEBREWS 10<text:tab/></text:span><text:page-number text:select-page="current">281</text:page-number></text:p></draw:text-box></draw:frame></text:p>
      </style:header>
      <style:header-left>
        <text:p text:style-name="MP1"><draw:frame draw:style-name="Mfr1" draw:name="6" text:anchor-type="paragraph" svg:x="3.9791in" svg:y="0.5402in" draw:z-index="0"><draw:text-box fo:min-height="0.1098in" fo:min-width="2.4665in"><text:p text:style-name="MP5"><text:span text:style-name="CharStyle28">HEBREWS 10<text:tab/></text:span><text:page-number text:select-page="current">282</text:page-number></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7" text:anchor-type="paragraph" svg:x="3.9492in" svg:y="0.5508in" draw:z-index="8"><draw:text-box fo:min-height="0.1035in" fo:min-width="2.4665in"><text:p text:style-name="MP5"><text:span text:style-name="CharStyle28">HEBREWS 11<text:tab/></text:span><text:page-number text:select-page="current">283</text:page-number></text:p></draw:text-box></draw:frame></text:p>
      </style:header>
      <style:header-left>
        <text:p text:style-name="MP1"><draw:frame draw:style-name="Mfr1" draw:name="8" text:anchor-type="paragraph" svg:x="2.3598in" svg:y="0.5508in" draw:z-index="7"><draw:text-box fo:min-height="0.1035in" fo:min-width="2.4701in"><text:p text:style-name="MP6"><text:page-number text:select-page="current">284</text:page-number><text:span text:style-name="CharStyle28"><text:tab/>HEBREWS 11</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9" text:anchor-type="paragraph" svg:x="2.3791in" svg:y="0.5701in" draw:z-index="0"><draw:text-box fo:min-height="0.0965in" fo:min-width="2.4799in"><text:p text:style-name="MP4"><text:page-number text:select-page="current">285</text:page-number><text:span text:style-name="CharStyle28"><text:tab/>HEBREWS 12</text:span></text:p></draw:text-box></draw:frame></text:p>
      </style:header>
      <style:header-left>
        <text:p text:style-name="MP1"><draw:frame draw:style-name="Mfr1" draw:name="10" text:anchor-type="paragraph" svg:x="2.3791in" svg:y="0.5701in" draw:z-index="9"><draw:text-box fo:min-height="0.0965in" fo:min-width="2.4799in"><text:p text:style-name="MP4"><text:page-number text:select-page="current">284</text:page-number><text:span text:style-name="CharStyle28"><text:tab/>HEBREWS 12</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1" text:anchor-type="paragraph" svg:x="3.9862in" svg:y="0.5366in" draw:z-index="10"><draw:text-box fo:min-height="0.1165in" fo:min-width="2.4634in"><text:p text:style-name="MP7"><text:span text:style-name="CharStyle28">HEBREWS 18<text:tab/></text:span><text:page-number text:select-page="current">287</text:page-number></text:p></draw:text-box></draw:frame></text:p>
      </style:header>
      <style:header-left>
        <text:p text:style-name="MP1"><draw:frame draw:style-name="Mfr1" draw:name="12" text:anchor-type="paragraph" svg:x="2.3575in" svg:y="0.5535in" draw:z-index="11"><draw:text-box fo:min-height="0.1in" fo:min-width="2.4866in"><text:p text:style-name="MP8"><text:page-number text:select-page="current">286</text:page-number><text:span text:style-name="CharStyle28"><text:tab/>HEBREWS 1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14" meta:paragraph-count="299" meta:word-count="7419" meta:character-count="38473" meta:non-whitespace-character-count="31377"/>
    <meta:generator>LibreOffice/4.4.5.2$Windows_x86 LibreOffice_project/a22f674fd25a3b6f45bdebf25400ed2adff0ff99</meta:generator>
  </office:meta>
</office:document-meta>
</file>